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 Light4" svg:font-family="'Source Sans Pro Light'" style:font-adornments="Regular" style:font-family-generic="swiss"/>
    <style:font-face style:name="Source Sans Pro Light3" svg:font-family="'Source Sans Pro Light'" style:font-adornments="Semibold" style:font-family-generic="swiss"/>
    <style:font-face style:name="DejaVu Sans Mono5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Semibold" style:font-family-generic="modern" style:font-pitch="fixed"/>
    <style:font-face style:name="DejaVu Sans Mono1" svg:font-family="'DejaVu Sans Mono'" style:font-adornments="細字" style:font-family-generic="modern" style:font-pitch="fixed"/>
    <style:font-face style:name="DejaVu Sans Light6" svg:font-family="'DejaVu Sans Light'" style:font-family-generic="swiss" style:font-pitch="fixed"/>
    <style:font-face style:name="DejaVu Sans Mono6" svg:font-family="'DejaVu Sans Mono'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標準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4" svg:font-family="'DejaVu Sans Mono'" style:font-adornments="Semibold" style:font-family-generic="modern" style:font-pitch="variable"/>
    <style:font-face style:name="DejaVu Sans Mono" svg:font-family="'DejaVu Sans Mono'" style:font-adornments="細字" style:font-family-generic="modern" style:font-pitch="variable"/>
    <style:font-face style:name="Source Sans Pro Light5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DejaVu Sans Light5" svg:font-family="'DejaVu Sans Light'" style:font-family-generic="swiss" style:font-pitch="variable"/>
    <style:font-face style:name="DejaVu Sans Light2" svg:font-family="'DejaVu Sans Light'" style:font-adornments="Bold" style:font-family-generic="swiss" style:font-pitch="variable"/>
    <style:font-face style:name="DejaVu Sans Light4" svg:font-family="'DejaVu Sans Light'" style:font-adornments="ExtraLight" style:font-family-generic="swiss" style:font-pitch="variable"/>
    <style:font-face style:name="DejaVu Sans Light" svg:font-family="'DejaVu Sans Light'" style:font-adornments="Semibold" style:font-family-generic="swiss" style:font-pitch="variable"/>
    <style:font-face style:name="DejaVu Sans Light3" svg:font-family="'DejaVu Sans Light'" style:font-adornments="標準" style:font-family-generic="swiss" style:font-pitch="variable"/>
    <style:font-face style:name="DejaVu Sans Light1" svg:font-family="'DejaVu Sans Light'" style:font-adornments="細字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Semibold" style:font-family-generic="swiss" style:font-pitch="variable"/>
    <style:font-face style:name="Source Sans Pro Light6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842cm" fo:min-width="5.216cm"/>
      <style:paragraph-properties style:writing-mode="lr-tb"/>
    </style:style>
    <style:style style:name="gr3" style:family="graphic" style:parent-style-name="standard">
      <style:graphic-properties svg:stroke-width="0.051cm" draw:marker-start="Arrow" draw:marker-start-width="0.459cm" draw:marker-end="Arrow" draw:marker-end-width="0.459cm" draw:textarea-vertical-align="middle" fo:padding-top="0.151cm" fo:padding-bottom="0.151cm" fo:padding-left="0.276cm" fo:padding-right="0.276cm" draw:shadow-offset-x="0.203cm" draw:shadow-offset-y="0.203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258cm" fo:min-width="1.786cm"/>
      <style:paragraph-properties style:writing-mode="lr-tb"/>
    </style:style>
    <style:style style:name="gr5" style:family="graphic" style:parent-style-name="standard">
      <style:graphic-properties draw:fill="solid" draw:fill-color="#3bacf7" draw:textarea-horizontal-align="justify" draw:textarea-vertical-align="middle" draw:auto-grow-height="false" fo:min-height="2.198cm" fo:min-width="1.948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35cm" fo:min-width="2.04cm"/>
      <style:paragraph-properties style:writing-mode="lr-tb"/>
    </style:style>
    <style:style style:name="gr7" style:family="graphic" style:parent-style-name="standard">
      <style:graphic-properties draw:stroke="none" draw:fill="none" draw:fill-color="#3bacf7" draw:textarea-horizontal-align="justify" draw:textarea-vertical-align="middle" draw:auto-grow-height="false" fo:min-height="2.198cm" fo:min-width="1.9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9" style:family="graphic" style:parent-style-name="standard">
      <style:graphic-properties draw:fill="solid" draw:fill-color="#f75f3b" draw:textarea-horizontal-align="justify" draw:textarea-vertical-align="middle" draw:auto-grow-height="false" fo:min-height="2.198cm" fo:min-width="1.9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2" style:family="graphic" style:parent-style-name="standard">
      <style:graphic-properties draw:stroke="none" draw:fill="none" fo:min-height="1.4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4" style:family="graphic" style:parent-style-name="standard">
      <style:graphic-properties draw:fill-color="#e67e22" draw:textarea-horizontal-align="justify" draw:textarea-vertical-align="middle" draw:auto-grow-height="false" fo:min-height="1.274cm" fo:min-width="0.008cm"/>
      <style:paragraph-properties style:writing-mode="lr-tb"/>
    </style:style>
    <style:style style:name="gr15" style:family="graphic" style:parent-style-name="standard">
      <style:graphic-properties draw:fill-color="#e3e3e3" draw:textarea-horizontal-align="justify" draw:textarea-vertical-align="middle" draw:auto-grow-height="false" fo:min-height="1.274cm" fo:min-width="0.00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0.008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424cm" fo:min-width="0.262cm"/>
    </style:style>
    <style:style style:name="gr18" style:family="graphic" style:parent-style-name="objectwithoutfill">
      <style:graphic-properties draw:stroke="solid" draw:stroke-dash="Ultrafine_20_Dashed" svg:stroke-width="0.035cm" draw:marker-start="Arrow" draw:marker-start-width="0.252cm" draw:marker-end="" draw:marker-end-width="0.052cm" draw:fill="none" draw:textarea-vertical-align="middle" fo:padding-top="0.042cm" fo:padding-bottom="0.042cm" fo:padding-left="0.167cm" fo:padding-right="0.167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766cm" fo:min-width="1.024cm"/>
      <style:paragraph-properties style:writing-mode="lr-tb"/>
    </style:style>
    <style:style style:name="gr20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.424cm" fo:min-width="0.262cm"/>
    </style:style>
    <style:style style:name="gr2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424cm" fo:min-width="0.262cm"/>
    </style:style>
    <style:style style:name="gr22" style:family="graphic" style:parent-style-name="standard">
      <style:graphic-properties svg:stroke-color="#000000" draw:fill="none" draw:fill-color="#81d41a" draw:textarea-horizontal-align="justify" draw:textarea-vertical-align="middle" draw:auto-grow-height="false" fo:min-height="0.424cm" fo:min-width="0.262cm"/>
    </style:style>
    <style:style style:name="gr23" style:family="graphic" style:parent-style-name="objectwithoutfill">
      <style:graphic-properties draw:stroke="solid" draw:stroke-dash="Ultrafine_20_Dashed" svg:stroke-width="0.035cm" draw:marker-start="" draw:marker-start-width="0.252cm" draw:marker-end="" draw:marker-end-width="0.052cm" draw:fill="none" draw:textarea-vertical-align="middle" fo:padding-top="0.042cm" fo:padding-bottom="0.042cm" fo:padding-left="0.167cm" fo:padding-right="0.167cm"/>
    </style:style>
    <style:style style:name="gr24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424cm" fo:min-width="0.262cm"/>
    </style:style>
    <style:style style:name="gr2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424cm" fo:min-width="0.262cm"/>
    </style:style>
    <style:style style:name="pr1" style:family="presentation" style:parent-style-name="alizarin1-title">
      <style:graphic-properties fo:min-height="2.25cm"/>
      <style:paragraph-properties style:writing-mode="lr-tb"/>
    </style:style>
    <style:style style:name="pr2" style:family="presentation" style:parent-style-name="alizarin1-subtitle">
      <style:graphic-properties draw:fill-color="#ffffff" fo:min-height="6.75cm"/>
      <style:paragraph-properties style:writing-mode="lr-tb"/>
    </style:style>
    <style:style style:name="pr3" style:family="presentation" style:parent-style-name="alizarin1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subtitle">
      <style:graphic-properties draw:fill-color="#ffffff"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draw:fit-to-size="false" style:shrink-to-fit="false" fo:min-height="12.75cm"/>
      <style:paragraph-properties style:writing-mode="lr-tb"/>
    </style:style>
    <style:style style:name="pr9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3bacf7"/>
      <style:paragraph-properties fo:text-align="center"/>
      <style:text-properties fo:font-size="36pt" style:font-size-complex="18pt"/>
    </style:style>
    <style:style style:name="P6" style:family="paragraph">
      <loext:graphic-properties draw:fill="none"/>
      <style:paragraph-properties fo:text-align="center"/>
      <style:text-properties fo:font-size="16pt" style:font-size-complex="18pt"/>
    </style:style>
    <style:style style:name="P7" style:family="paragraph">
      <loext:graphic-properties draw:fill="none" draw:fill-color="#3bacf7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cm" fo:margin-bottom="0cm"/>
    </style:style>
    <style:style style:name="P10" style:family="paragraph">
      <style:text-properties style:font-name="Source Sans Pro Light4" fo:font-weight="normal" style:font-size-asian="24pt" style:font-size-complex="32pt"/>
    </style:style>
    <style:style style:name="P11" style:family="paragraph">
      <loext:graphic-properties draw:fill="solid" draw:fill-color="#f75f3b"/>
      <style:paragraph-properties fo:text-align="center"/>
      <style:text-properties fo:font-size="36pt" style:font-size-complex="18pt"/>
    </style:style>
    <style:style style:name="P12" style:family="paragraph">
      <loext:graphic-properties draw:fill="none"/>
      <style:text-properties fo:color="#000000" style:font-name="DejaVu Sans Light4" fo:font-size="18pt" fo:font-weight="150" style:font-size-complex="18pt"/>
    </style:style>
    <style:style style:name="P13" style:family="paragraph">
      <style:text-properties style:font-name="DejaVu Sans Light2" fo:font-weight="bold" style:font-size-asian="24pt" style:font-size-complex="32pt"/>
    </style:style>
    <style:style style:name="P14" style:family="paragraph">
      <style:text-properties style:font-name="DejaVu Sans Light4" fo:font-weight="150" style:font-size-asian="24pt" style:font-size-complex="32pt"/>
    </style:style>
    <style:style style:name="P15" style:family="paragraph">
      <loext:graphic-properties draw:fill-color="#e67e22"/>
      <style:paragraph-properties fo:text-align="center"/>
    </style:style>
    <style:style style:name="P16" style:family="paragraph">
      <loext:graphic-properties draw:fill-color="#e3e3e3"/>
      <style:paragraph-properties fo:text-align="center"/>
    </style:style>
    <style:style style:name="P17" style:family="paragraph">
      <style:text-properties style:font-name="DejaVu Sans Mono5"/>
    </style:style>
    <style:style style:name="P1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9" style:family="paragraph">
      <style:paragraph-properties fo:margin-left="0cm" fo:margin-right="0cm" fo:margin-top="0cm" fo:margin-bottom="0.403cm" fo:text-indent="0cm" style:text-autospace="ideograph-alpha" style:punctuation-wrap="hanging"/>
      <style:text-properties style:font-name="DejaVu Sans Mono5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center"/>
      <style:text-properties style:font-name="DejaVu Sans Mono5" fo:font-weight="normal" style:font-weight-asian="normal" style:font-weight-complex="normal"/>
    </style:style>
    <style:style style:name="P22" style:family="paragraph">
      <style:text-properties style:font-name="DejaVu Sans Mono5" fo:font-weight="normal" style:font-weight-asian="normal" style:font-weight-complex="normal"/>
    </style:style>
    <style:style style:name="P23" style:family="paragraph">
      <loext:graphic-properties draw:fill="solid" draw:fill-color="#81d41a"/>
      <style:paragraph-properties fo:text-align="center"/>
    </style:style>
    <style:style style:name="P24" style:family="paragraph">
      <style:paragraph-properties fo:text-align="center"/>
      <style:text-properties fo:color="#81d41a"/>
    </style:style>
    <style:style style:name="P25" style:family="paragraph">
      <loext:graphic-properties draw:fill="none"/>
      <style:paragraph-properties fo:text-align="center"/>
      <style:text-properties fo:color="#81d41a"/>
    </style:style>
    <style:style style:name="P26" style:family="paragraph">
      <loext:graphic-properties draw:fill="solid" draw:fill-color="#729fcf"/>
      <style:paragraph-properties fo:text-align="center"/>
      <style:text-properties fo:color="#729fcf"/>
    </style:style>
    <style:style style:name="P27" style:family="paragraph">
      <style:paragraph-properties fo:text-align="center"/>
      <style:text-properties fo:color="#729fcf"/>
    </style:style>
    <style:style style:name="P28" style:family="paragraph">
      <loext:graphic-properties draw:fill="none"/>
      <style:paragraph-properties fo:text-align="center"/>
      <style:text-properties fo:color="#729fcf"/>
    </style:style>
    <style:style style:name="P29" style:family="paragraph">
      <loext:graphic-properties draw:fill="solid" draw:fill-color="#729fcf"/>
      <style:paragraph-properties fo:text-align="center"/>
    </style:style>
    <style:style style:name="P30" style:family="paragraph">
      <loext:graphic-properties draw:fill="none" draw:fill-color="#81d41a"/>
      <style:paragraph-properties fo:text-align="center"/>
    </style:style>
    <style:style style:name="P31" style:family="paragraph">
      <loext:graphic-properties draw:fill="solid" draw:fill-color="#ed4c05"/>
      <style:paragraph-properties fo:text-align="center"/>
    </style:style>
    <style:style style:name="P32" style:family="paragraph">
      <loext:graphic-properties draw:fill="none" draw:fill-color="#729fcf"/>
      <style:paragraph-properties fo:text-align="center"/>
    </style:style>
    <style:style style:name="P33" style:family="paragraph">
      <loext:graphic-properties draw:fill="none" draw:fill-color="#729fcf"/>
      <style:paragraph-properties fo:text-align="center"/>
      <style:text-properties fo:color="#729fcf"/>
    </style:style>
    <style:style style:name="P34" style:family="paragraph">
      <style:paragraph-properties fo:text-align="center"/>
      <style:text-properties fo:color="#ed4c05"/>
    </style:style>
    <style:style style:name="P35" style:family="paragraph">
      <loext:graphic-properties draw:fill="none"/>
      <style:paragraph-properties fo:text-align="center"/>
      <style:text-properties fo:color="#ed4c05"/>
    </style:style>
    <style:style style:name="T1" style:family="text">
      <style:text-properties fo:font-size="36pt" style:font-size-complex="18pt"/>
    </style:style>
    <style:style style:name="T2" style:family="text">
      <style:text-properties fo:font-size="16pt" style:font-size-complex="18pt"/>
    </style:style>
    <style:style style:name="T3" style:family="text">
      <style:text-properties style:font-name="Source Sans Pro Light6" fo:font-weight="250" style:font-name-asian="源ノ角ゴシック Light1" style:font-weight-asian="250"/>
    </style:style>
    <style:style style:name="T4" style:family="text">
      <style:text-properties fo:color="#000000" style:font-name="DejaVu Sans Light4" fo:font-size="18pt" fo:font-weight="150" style:font-size-complex="18pt"/>
    </style:style>
    <style:style style:name="T5" style:family="text">
      <style:text-properties style:font-name="DejaVu Sans Light4" fo:font-weight="150" style:font-size-asian="24pt" style:font-weight-asian="normal" style:font-size-complex="32pt"/>
    </style:style>
    <style:style style:name="T6" style:family="text">
      <style:text-properties style:font-name="DejaVu Sans Mono3" fo:font-weight="normal" style:font-size-asian="24pt" style:font-weight-asian="normal" style:font-size-complex="32pt"/>
    </style:style>
    <style:style style:name="T7" style:family="text">
      <style:text-properties style:font-name="DejaVu Sans Light2" fo:font-weight="bold" style:font-size-asian="24pt" style:font-size-complex="32pt"/>
    </style:style>
    <style:style style:name="T8" style:family="text">
      <style:text-properties style:font-name="DejaVu Sans Light4" fo:font-weight="150" style:font-size-asian="24pt" style:font-size-complex="32pt"/>
    </style:style>
    <style:style style:name="T9" style:family="text">
      <style:text-properties style:font-name="DejaVu Sans Mono3" fo:font-weight="normal" style:font-size-asian="24pt" style:font-size-complex="32pt"/>
    </style:style>
    <style:style style:name="T10" style:family="text">
      <style:text-properties style:font-name="DejaVu Sans Mono3" fo:font-style="normal" fo:font-weight="normal" style:font-size-asian="24pt" style:font-size-complex="32pt"/>
    </style:style>
    <style:style style:name="T11" style:family="text">
      <style:text-properties style:font-name="DejaVu Sans Mono3" fo:font-style="normal" fo:font-weight="normal"/>
    </style:style>
    <style:style style:name="T12" style:family="text">
      <style:text-properties style:font-name="DejaVu Sans Light4" fo:font-style="normal" fo:font-weight="150" style:font-size-asian="24pt" style:font-size-complex="32pt"/>
    </style:style>
    <style:style style:name="T13" style:family="text">
      <style:text-properties style:font-name="DejaVu Sans Light4" fo:font-weight="150"/>
    </style:style>
    <style:style style:name="T14" style:family="text">
      <style:text-properties style:text-position="super 58%" style:font-name="DejaVu Sans Light4" fo:font-weight="150" style:font-size-asian="24pt" style:font-size-complex="32pt"/>
    </style:style>
    <style:style style:name="T15" style:family="text">
      <style:text-properties style:font-name="DejaVu Sans Mono5" fo:font-weight="normal" style:font-weight-asian="normal" style:font-weight-complex="normal"/>
    </style:style>
    <style:style style:name="T16" style:family="text">
      <style:text-properties style:font-name="DejaVu Sans Mono5"/>
    </style:style>
    <style:style style:name="T17" style:family="text">
      <style:text-properties style:text-position="33% 58%"/>
    </style:style>
    <style:style style:name="T18" style:family="text">
      <style:text-properties style:text-position="0% 100%"/>
    </style:style>
    <style:style style:name="T19" style:family="text">
      <style:text-properties fo:color="#81d41a"/>
    </style:style>
    <style:style style:name="T20" style:family="text">
      <style:text-properties fo:color="#729fcf"/>
    </style:style>
    <style:style style:name="T21" style:family="text">
      <style:text-properties fo:color="#ed4c05"/>
    </style:style>
    <style:style style:name="T22" style:family="text">
      <style:text-properties style:font-name="DejaVu Sans Mono5" fo:font-weight="normal" style:font-name-asian="DejaVu Sans Mono5" style:font-size-asian="24pt" style:font-name-complex="DejaVu Sans Mono5" style:font-size-complex="32pt"/>
    </style:style>
    <style:style style:name="T23" style:family="text">
      <style:text-properties style:font-name="DejaVu Sans Mono3" fo:font-weight="normal" style:font-name-asian="DejaVu Sans Mono5" style:font-size-asian="24pt" style:font-name-complex="DejaVu Sans Mono5" style:font-size-complex="32pt"/>
    </style:style>
    <style:style style:name="T24" style:family="text">
      <style:text-properties style:font-name="DejaVu Sans Light5" fo:font-weight="normal" style:font-weight-asian="normal" style:font-weight-complex="normal"/>
    </style:style>
    <style:style style:name="T25" style:family="text">
      <style:text-properties style:font-name="DejaVu Sans Mono3" fo:font-weight="normal" style:font-size-asian="24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troduction to x86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Ivan Sorok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uter Model</text:p>
          </draw:text-box>
        </draw:frame>
        <draw:frame presentation:style-name="pr5" draw:text-style-name="P1" draw:layer="layout" svg:width="25.654cm" svg:height="12.492cm" svg:x="1.016cm" svg:y="4.78cm">
          <draw:text-box>
            <text:p>A real computer is a complicated piece of hardware with many intricate details. For teaching purposes we will leave out some unnecessary details. Initially we will discuss a simplified model suitable for teaching. Later we will refine our model to match real hardware more closely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uter Model</text:p>
          </draw:text-box>
        </draw:frame>
        <draw:frame presentation:style-name="pr5" draw:text-style-name="P1" draw:layer="layout" svg:width="25.5cm" svg:height="13cm" svg:x="1cm" svg:y="5.5cm" presentation:class="subtitle">
          <draw:text-box>
            <text:p>In a (highly) simplified model a computer consists of two components a CPU and RAM</text:p>
          </draw:text-box>
        </draw:frame>
        <draw:custom-shape draw:style-name="gr2" draw:text-style-name="P3" draw:layer="layout" svg:width="5.716cm" svg:height="5.092cm" svg:x="4.343cm" svg:y="8.741cm">
          <text:p text:style-name="P3">CPU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6cm" svg:height="5.092cm" svg:x="17.059cm" svg:y="8.741cm">
          <text:p text:style-name="P3">RAM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059cm" svg:y1="11.43cm" svg:x2="17.059cm" svg:y2="11.43cm">
          <text:p/>
        </draw:line>
        <draw:custom-shape draw:style-name="gr4" draw:text-style-name="P4" draw:layer="layout" svg:width="2.286cm" svg:height="0.508cm" svg:x="12.446cm" svg:y="10.668cm">
          <text:p text:style-name="P3">rea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0.508cm" svg:x="12.446cm" svg:y="11.738cm">
          <text:p text:style-name="P3">wri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AM</text:p>
          </draw:text-box>
        </draw:frame>
        <draw:frame presentation:style-name="pr5" draw:text-style-name="P1" draw:layer="layout" svg:width="25.67cm" svg:height="2.374cm" svg:x="1cm" svg:y="5.5cm" presentation:class="subtitle" presentation:user-transformed="true">
          <draw:text-box>
            <text:p>RAM (Random Access Memory) is a numbered set of cells.</text:p>
            <text:p/>
            <text:p/>
          </draw:text-box>
        </draw:frame>
        <draw:custom-shape draw:style-name="gr5" draw:text-style-name="P5" draw:layer="layout" svg:width="2.448cm" svg:height="2.448cm" svg:x="5.334cm" svg:y="8.728cm">
          <text:p text:style-name="P3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5.334cm" svg:y="8.128cm">
          <text:p text:style-name="P3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2.794cm" svg:y="8.729cm">
          <text:p text:style-name="P3"><text:span text:style-name="T1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2.794cm" svg:y="8.129cm">
          <text:p text:style-name="P3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0.414cm" svg:y="8.728cm">
          <text:p text:style-name="P3"><text:span text:style-name="T1">6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0.414cm" svg:y="8.128cm">
          <text:p text:style-name="P3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2.954cm" svg:y="8.728cm">
          <text:p text:style-name="P3"><text:span text:style-name="T1">6F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2.954cm" svg:y="8.128cm">
          <text:p text:style-name="P3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7.874cm" svg:y="8.728cm">
          <text:p text:style-name="P3"><text:span text:style-name="T1">6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7.874cm" svg:y="8.128cm">
          <text:p text:style-name="P3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5.494cm" svg:y="8.728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5.494cm" svg:y="8.128cm">
          <text:p text:style-name="P3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8.034cm" svg:y="8.729cm">
          <text:p text:style-name="P3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8.034cm" svg:y="8.129cm">
          <text:p text:style-name="P3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20.574cm" svg:y="8.728cm">
          <text:p text:style-name="P3"><text:span text:style-name="T1">6F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20.574cm" svg:y="8.128cm">
          <text:p text:style-name="P3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48cm" svg:height="2.448cm" svg:x="0.254cm" svg:y="8.728cm">
          <text:p text:style-name="P3">…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48cm" svg:height="2.448cm" svg:x="23.114cm" svg:y="8.728cm">
          <text:p text:style-name="P3">…</text:p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67cm" svg:height="2.374cm" svg:x="0.762cm" svg:y="11.684cm">
          <draw:text-box>
            <text:p>Numbered means that each cell has a number assigned to it.</text:p>
            <text:p/>
            <text:p>The total number of cells determines the amount of RAM. As of 2016 computers typically have 8GB-32GB of RAM installed.</text:p>
            <text:p/>
            <text:p/>
            <text:p/>
          </draw:text-box>
        </draw:frame>
        <draw:frame draw:style-name="gr8" draw:text-style-name="P8" draw:layer="layout" svg:width="10.668cm" svg:height="4.571cm" svg:x="14.478cm" svg:y="16.764cm">
          <draw:text-box>
            <text:p>(TODO) In our model we will assume that cells are number from 0 to N. This is not the case in real world, where valid ranges can be non-contino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AM</text:p>
          </draw:text-box>
        </draw:frame>
        <draw:frame presentation:style-name="pr8" draw:text-style-name="P10" draw:layer="layout" svg:width="25.5cm" svg:height="10.118cm" svg:x="1cm" svg:y="8.382cm" presentation:class="outline" presentation:user-transformed="true">
          <draw:text-box>
            <text:p text:style-name="P9"><text:span text:style-name="T3">RAM supports two operations: read and write.</text:span></text:p>
            <text:list text:style-name="L1">
              <text:list-item>
                <text:p text:style-name="P9"><text:span text:style-name="T3">write, given a cell index and a value, changes the content of the </text:span><text:span text:style-name="T3">specified cell to the specified value. Cell retain its content till the </text:span><text:span text:style-name="T3">next write to the same cell</text:span></text:p>
              </text:list-item>
              <text:list-item>
                <text:p text:style-name="P9"><text:span text:style-name="T3">read, given a cell index, retrieves the content of the specified cell</text:span></text:p>
              </text:list-item>
            </text:list>
            <text:p text:style-name="P9"><text:span text:style-name="T3">The index of a cell is called an address.</text:span></text:p>
            <text:p text:style-name="P9"><text:span text:style-name="T3">A cell can be modified only as a whole e.g. individual bits in a cell can </text:span><text:span text:style-name="T3">not be modified independently.</text:span></text:p>
          </draw:text-box>
        </draw:frame>
        <draw:custom-shape draw:style-name="gr5" draw:text-style-name="P5" draw:layer="layout" svg:width="2.448cm" svg:height="2.448cm" svg:x="5.334cm" svg:y="5.429cm">
          <text:p text:style-name="P3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5.334cm" svg:y="4.829cm">
          <text:p text:style-name="P3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2.794cm" svg:y="5.43cm">
          <text:p text:style-name="P3"><text:span text:style-name="T1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2.794cm" svg:y="4.83cm">
          <text:p text:style-name="P3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0.414cm" svg:y="5.429cm">
          <text:p text:style-name="P3"><text:span text:style-name="T1">6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0.414cm" svg:y="4.829cm">
          <text:p text:style-name="P3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2.954cm" svg:y="5.429cm">
          <text:p text:style-name="P3"><text:span text:style-name="T1">6F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2.954cm" svg:y="4.829cm">
          <text:p text:style-name="P3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7.874cm" svg:y="5.429cm">
          <text:p text:style-name="P3"><text:span text:style-name="T1">6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7.874cm" svg:y="4.829cm">
          <text:p text:style-name="P3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5.494cm" svg:y="5.429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5.494cm" svg:y="4.829cm">
          <text:p text:style-name="P3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8.034cm" svg:y="5.43cm">
          <text:p text:style-name="P3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8.034cm" svg:y="4.83cm">
          <text:p text:style-name="P3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20.574cm" svg:y="5.429cm">
          <text:p text:style-name="P3"><text:span text:style-name="T1">6F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20.574cm" svg:y="4.829cm">
          <text:p text:style-name="P3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48cm" svg:height="2.448cm" svg:x="23.114cm" svg:y="5.429cm">
          <text:p text:style-name="P3">…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48cm" svg:height="2.448cm" svg:x="0.254cm" svg:y="5.428cm">
          <text:p text:style-name="P3">…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AM</text:p>
          </draw:text-box>
        </draw:frame>
        <draw:frame presentation:style-name="pr5" draw:text-style-name="P1" draw:layer="layout" svg:width="25.5cm" svg:height="13cm" svg:x="1cm" svg:y="5.5cm">
          <draw:text-box>
            <text:p>In our model we will assume cell size to be 1 byte.</text:p>
            <text:p/>
            <text:p>(sidenote) In the real world, data between a CPU and RAM is never transfered in bytes, as the overhead of transfering individual bytes gets prohibitely large. Modern RAM has a single addressable unit 64 bytes long which is of the same size as a cache line of modern CPUs. As the CPU maintains an illusion that memory can be byte-addressable we will ignore this detail for now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PU</text:p>
          </draw:text-box>
        </draw:frame>
        <draw:frame presentation:style-name="pr5" draw:text-style-name="P1" draw:layer="layout" svg:width="25.5cm" svg:height="13cm" svg:x="1cm" svg:y="5.5cm">
          <draw:text-box>
            <text:p>A CPU executes programs.</text:p>
            <text:p/>
            <text:p>A CPU keeps an internal number called register IP (instruction pointer). This register holds the address of the next instruction to be executed. On each step it reads a byte at address IP and possibly several following bytes. Each sequence of bytes is called an instruction and has a meaning assigned. CPU executes the instruction then add the length of the command to the register IP so the next instruction will be executed on the next step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PU</text:p>
          </draw:text-box>
        </draw:frame>
        <draw:custom-shape draw:style-name="gr5" draw:text-style-name="P5" draw:layer="layout" svg:width="2.448cm" svg:height="2.448cm" svg:x="5.68cm" svg:y="6.175cm">
          <text:p text:style-name="P3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5.68cm" svg:y="5.575cm">
          <text:p text:style-name="P3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3.14cm" svg:y="6.176cm">
          <text:p text:style-name="P3"><text:span text:style-name="T1">C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3.14cm" svg:y="5.576cm">
          <text:p text:style-name="P3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448cm" svg:height="2.448cm" svg:x="10.76cm" svg:y="6.175cm">
          <text:p text:style-name="P3"><text:span text:style-name="T1">8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0.76cm" svg:y="5.575cm">
          <text:p text:style-name="P3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448cm" svg:height="2.448cm" svg:x="13.3cm" svg:y="6.175cm">
          <text:p text:style-name="P3"><text:span text:style-name="T1">D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3.3cm" svg:y="5.575cm">
          <text:p text:style-name="P3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8.22cm" svg:y="6.175cm">
          <text:p text:style-name="P3"><text:span text:style-name="T1">D8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8.22cm" svg:y="5.575cm">
          <text:p text:style-name="P3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5.84cm" svg:y="6.175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5.84cm" svg:y="5.575cm">
          <text:p text:style-name="P3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8.38cm" svg:y="6.176cm">
          <text:p text:style-name="P3"><text:span text:style-name="T1">7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8.38cm" svg:y="5.576cm">
          <text:p text:style-name="P3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20.92cm" svg:y="6.175cm">
          <text:p text:style-name="P3"><text:span text:style-name="T1">F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20.92cm" svg:y="5.575cm">
          <text:p text:style-name="P3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48cm" svg:height="2.448cm" svg:x="23.46cm" svg:y="6.188cm">
          <text:p text:style-name="P3">…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084cm" svg:height="1.115cm" svg:x="1.362cm" svg:y="4.572cm">
          <draw:text-box>
            <text:p>Step #1</text:p>
          </draw:text-box>
        </draw:frame>
        <draw:frame draw:style-name="gr11" draw:text-style-name="P8" draw:layer="layout" svg:width="7.62cm" svg:height="1.115cm" svg:x="6.188cm" svg:y="4.572cm">
          <draw:text-box>
            <text:p>IP=137</text:p>
          </draw:text-box>
        </draw:frame>
        <draw:custom-shape draw:style-name="gr5" draw:text-style-name="P5" draw:layer="layout" svg:width="2.448cm" svg:height="2.448cm" svg:x="5.626cm" svg:y="10.493cm">
          <text:p text:style-name="P3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5.626cm" svg:y="9.893cm">
          <text:p text:style-name="P3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3.086cm" svg:y="10.494cm">
          <text:p text:style-name="P3"><text:span text:style-name="T1">C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3.086cm" svg:y="9.894cm">
          <text:p text:style-name="P3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0.706cm" svg:y="10.493cm">
          <text:p text:style-name="P3"><text:span text:style-name="T1">8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0.706cm" svg:y="9.893cm">
          <text:p text:style-name="P3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3.246cm" svg:y="10.493cm">
          <text:p text:style-name="P3"><text:span text:style-name="T1">D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3.246cm" svg:y="9.893cm">
          <text:p text:style-name="P3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8.166cm" svg:y="10.493cm">
          <text:p text:style-name="P3"><text:span text:style-name="T1">D8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8.166cm" svg:y="9.893cm">
          <text:p text:style-name="P3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448cm" svg:height="2.448cm" svg:x="15.786cm" svg:y="10.493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5.786cm" svg:y="9.893cm">
          <text:p text:style-name="P3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8.326cm" svg:y="10.494cm">
          <text:p text:style-name="P3"><text:span text:style-name="T1">7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8.326cm" svg:y="9.894cm">
          <text:p text:style-name="P3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20.866cm" svg:y="10.493cm">
          <text:p text:style-name="P3"><text:span text:style-name="T1">F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20.866cm" svg:y="9.893cm">
          <text:p text:style-name="P3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48cm" svg:height="2.448cm" svg:x="23.406cm" svg:y="10.506cm">
          <text:p text:style-name="P3">…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084cm" svg:height="1.115cm" svg:x="1.308cm" svg:y="8.89cm">
          <draw:text-box>
            <text:p>Step #2</text:p>
          </draw:text-box>
        </draw:frame>
        <draw:frame draw:style-name="gr11" draw:text-style-name="P8" draw:layer="layout" svg:width="7.62cm" svg:height="1.115cm" svg:x="6.134cm" svg:y="8.89cm">
          <draw:text-box>
            <text:p>IP=139</text:p>
          </draw:text-box>
        </draw:frame>
        <draw:custom-shape draw:style-name="gr7" draw:text-style-name="P7" draw:layer="layout" svg:width="2.448cm" svg:height="2.448cm" svg:x="0.6cm" svg:y="6.176cm">
          <text:p text:style-name="P3">…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48cm" svg:height="2.448cm" svg:x="0.6cm" svg:y="10.494cm">
          <text:p text:style-name="P3">…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5.788cm" svg:y="14.811cm">
          <text:p text:style-name="P3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5.788cm" svg:y="14.211cm">
          <text:p text:style-name="P3"><text:span text:style-name="T2">#13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3.248cm" svg:y="14.812cm">
          <text:p text:style-name="P3"><text:span text:style-name="T1">C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3.248cm" svg:y="14.212cm">
          <text:p text:style-name="P3"><text:span text:style-name="T2">#13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0.868cm" svg:y="14.811cm">
          <text:p text:style-name="P3"><text:span text:style-name="T1">8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0.868cm" svg:y="14.211cm">
          <text:p text:style-name="P3"><text:span text:style-name="T2">#13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3.408cm" svg:y="14.811cm">
          <text:p text:style-name="P3"><text:span text:style-name="T1">D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3.408cm" svg:y="14.211cm">
          <text:p text:style-name="P3"><text:span text:style-name="T2">#13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8.328cm" svg:y="14.811cm">
          <text:p text:style-name="P3"><text:span text:style-name="T1">D8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8.328cm" svg:y="14.211cm">
          <text:p text:style-name="P3"><text:span text:style-name="T2">#136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48cm" svg:height="2.448cm" svg:x="15.948cm" svg:y="14.811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5.948cm" svg:y="14.211cm">
          <text:p text:style-name="P3"><text:span text:style-name="T2">#139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448cm" svg:height="2.448cm" svg:x="18.488cm" svg:y="14.812cm">
          <text:p text:style-name="P3"><text:span text:style-name="T1">7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18.488cm" svg:y="14.212cm">
          <text:p text:style-name="P3"><text:span text:style-name="T2">#140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448cm" svg:height="2.448cm" svg:x="21.028cm" svg:y="14.811cm">
          <text:p text:style-name="P3"><text:span text:style-name="T1">F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0.6cm" svg:x="21.028cm" svg:y="14.211cm">
          <text:p text:style-name="P3"><text:span text:style-name="T2">#14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48cm" svg:height="2.448cm" svg:x="23.568cm" svg:y="14.824cm">
          <text:p text:style-name="P3">…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084cm" svg:height="1.115cm" svg:x="1.47cm" svg:y="13.208cm">
          <draw:text-box>
            <text:p>Step #3</text:p>
          </draw:text-box>
        </draw:frame>
        <draw:frame draw:style-name="gr11" draw:text-style-name="P8" draw:layer="layout" svg:width="7.62cm" svg:height="1.115cm" svg:x="6.296cm" svg:y="13.208cm">
          <draw:text-box>
            <text:p>IP=140</text:p>
          </draw:text-box>
        </draw:frame>
        <draw:custom-shape draw:style-name="gr7" draw:text-style-name="P7" draw:layer="layout" svg:width="2.448cm" svg:height="2.448cm" svg:x="0.762cm" svg:y="14.812cm">
          <text:p text:style-name="P3">…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6.162cm" svg:height="1.726cm" svg:x="0.762cm" svg:y="17.324cm">
          <draw:text-box>
            <text:p><text:span text:style-name="T4">T</text:span><text:span text:style-name="T4">h</text:span><text:span text:style-name="T4">i</text:span><text:span text:style-name="T4">s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 </text:span><text:span text:style-name="T4">r</text:span><text:span text:style-name="T4">e</text:span><text:span text:style-name="T4">p</text:span><text:span text:style-name="T4">e</text:span><text:span text:style-name="T4">a</text:span><text:span text:style-name="T4">t</text:span><text:span text:style-name="T4">s</text:span><text:span text:style-name="T4"> </text:span><text:span text:style-name="T4">b</text:span><text:span text:style-name="T4">i</text:span><text:span text:style-name="T4">l</text:span><text:span text:style-name="T4">l</text:span><text:span text:style-name="T4">i</text:span><text:span text:style-name="T4">o</text:span><text:span text:style-name="T4">n</text:span><text:span text:style-name="T4">s</text:span><text:span text:style-name="T4"> </text:span><text:span text:style-name="T4">t</text:span><text:span text:style-name="T4">i</text:span><text:span text:style-name="T4">m</text:span><text:span text:style-name="T4">e</text:span><text:span text:style-name="T4">s</text:span><text:span text:style-name="T4"> </text:span><text:span text:style-name="T4">a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. </text:span><text:span text:style-name="T4">M</text:span><text:span text:style-name="T4">o</text:span><text:span text:style-name="T4">d</text:span><text:span text:style-name="T4">e</text:span><text:span text:style-name="T4">r</text:span><text:span text:style-name="T4">n</text:span><text:span text:style-name="T4"> </text:span><text:span text:style-name="T4">C</text:span><text:span text:style-name="T4">P</text:span><text:span text:style-name="T4">U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a</text:span><text:span text:style-name="T4">b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e</text:span><text:span text:style-name="T4"> </text:span><text:span text:style-name="T4">u</text:span><text:span text:style-name="T4">p</text:span><text:span text:style-name="T4"> </text:span><text:span text:style-name="T4">t</text:span><text:span text:style-name="T4">o</text:span><text:span text:style-name="T4"> </text:span><text:span text:style-name="T4">1</text:span><text:span text:style-name="T4">2</text:span><text:span text:style-name="T4"> </text:span><text:span text:style-name="T4">b</text:span><text:span text:style-name="T4">i</text:span><text:span text:style-name="T4">l</text:span><text:span text:style-name="T4">l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a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PU</text:p>
          </draw:text-box>
        </draw:frame>
        <draw:frame presentation:style-name="pr5" draw:text-style-name="P1" draw:layer="layout" svg:width="25.5cm" svg:height="13cm" svg:x="1cm" svg:y="5.5cm">
          <draw:text-box>
            <text:p><text:span text:style-name="T5">F</text:span><text:span text:style-name="T5">o</text:span><text:span text:style-name="T5">r</text:span><text:span text:style-name="T5"> </text:span><text:span text:style-name="T5">c</text:span><text:span text:style-name="T5">o</text:span><text:span text:style-name="T5">n</text:span><text:span text:style-name="T5">v</text:span><text:span text:style-name="T5">e</text:span><text:span text:style-name="T5">n</text:span><text:span text:style-name="T5">i</text:span><text:span text:style-name="T5">e</text:span><text:span text:style-name="T5">n</text:span><text:span text:style-name="T5">c</text:span><text:span text:style-name="T5">e</text:span><text:span text:style-name="T5"> </text:span><text:span text:style-name="T5">i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t</text:span><text:span text:style-name="T5">y</text:span><text:span text:style-name="T5">p</text:span><text:span text:style-name="T5">i</text:span><text:span text:style-name="T5">c</text:span><text:span text:style-name="T5">a</text:span><text:span text:style-name="T5">l</text:span><text:span text:style-name="T5">l</text:span><text:span text:style-name="T5">y</text:span><text:span text:style-name="T5"> </text:span><text:span text:style-name="T5">w</text:span><text:span text:style-name="T5">r</text:span><text:span text:style-name="T5">i</text:span><text:span text:style-name="T5">t</text:span><text:span text:style-name="T5">t</text:span><text:span text:style-name="T5">e</text:span><text:span text:style-name="T5">n</text:span><text:span text:style-name="T5"> </text:span><text:span text:style-name="T5">n</text:span><text:span text:style-name="T5">o</text:span><text:span text:style-name="T5">t</text:span><text:span text:style-name="T5"> </text:span><text:span text:style-name="T5">i</text:span><text:span text:style-name="T5">n</text:span><text:span text:style-name="T5"> </text:span><text:span text:style-name="T5">t</text:span><text:span text:style-name="T5">h</text:span><text:span text:style-name="T5">e</text:span><text:span text:style-name="T5">i</text:span><text:span text:style-name="T5">r</text:span><text:span text:style-name="T5"> </text:span><text:span text:style-name="T5">m</text:span><text:span text:style-name="T5">e</text:span><text:span text:style-name="T5">m</text:span><text:span text:style-name="T5">o</text:span><text:span text:style-name="T5">r</text:span><text:span text:style-name="T5">y</text:span><text:span text:style-name="T5"> </text:span><text:span text:style-name="T5">e</text:span><text:span text:style-name="T5">n</text:span><text:span text:style-name="T5">c</text:span><text:span text:style-name="T5">o</text:span><text:span text:style-name="T5">d</text:span><text:span text:style-name="T5">i</text:span><text:span text:style-name="T5">n</text:span><text:span text:style-name="T5">g</text:span><text:span text:style-name="T5">,</text:span><text:span text:style-name="T5"> </text:span><text:span text:style-name="T5">b</text:span><text:span text:style-name="T5">u</text:span><text:span text:style-name="T5">t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h</text:span><text:span text:style-name="T5">u</text:span><text:span text:style-name="T5">m</text:span><text:span text:style-name="T5">a</text:span><text:span text:style-name="T5">n</text:span><text:span text:style-name="T5">-</text:span><text:span text:style-name="T5">r</text:span><text:span text:style-name="T5">e</text:span><text:span text:style-name="T5">a</text:span><text:span text:style-name="T5">d</text:span><text:span text:style-name="T5">a</text:span><text:span text:style-name="T5">b</text:span><text:span text:style-name="T5">l</text:span><text:span text:style-name="T5">e</text:span><text:span text:style-name="T5"> </text:span><text:span text:style-name="T5">m</text:span><text:span text:style-name="T5">n</text:span><text:span text:style-name="T5">e</text:span><text:span text:style-name="T5">m</text:span><text:span text:style-name="T5">o</text:span><text:span text:style-name="T5">n</text:span><text:span text:style-name="T5">i</text:span><text:span text:style-name="T5">c</text:span><text:span text:style-name="T5">s</text:span><text:span text:style-name="T5">.</text:span><text:span text:style-name="T5"> </text:span><text:span text:style-name="T5">E</text:span><text:span text:style-name="T5">.</text:span><text:span text:style-name="T5">g</text:span><text:span text:style-name="T5">.</text:span></text:p>
            <text:p/>
            <text:p><text:span text:style-name="T6">8</text:span><text:span text:style-name="T6">9</text:span><text:span text:style-name="T6"> </text:span><text:span text:style-name="T6">C</text:span><text:span text:style-name="T6">2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m</text:span><text:span text:style-name="T6">o</text:span><text:span text:style-name="T6">v</text:span><text:span text:style-name="T6"> </text:span><text:span text:style-name="T6">d</text:span><text:span text:style-name="T6">x</text:span><text:span text:style-name="T6">,</text:span><text:span text:style-name="T6">a</text:span><text:span text:style-name="T6">x</text:span></text:p>
            <text:p><text:span text:style-name="T6">0</text:span><text:span text:style-name="T6">1</text:span><text:span text:style-name="T6"> </text:span><text:span text:style-name="T6">D</text:span><text:span text:style-name="T6">8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a</text:span><text:span text:style-name="T6">d</text:span><text:span text:style-name="T6">d</text:span><text:span text:style-name="T6"> </text:span><text:span text:style-name="T6">a</text:span><text:span text:style-name="T6">x</text:span><text:span text:style-name="T6">,</text:span><text:span text:style-name="T6">b</text:span><text:span text:style-name="T6">x</text:span></text:p>
            <text:p><text:span text:style-name="T6">8</text:span><text:span text:style-name="T6">9</text:span><text:span text:style-name="T6"> </text:span><text:span text:style-name="T6">D</text:span><text:span text:style-name="T6">3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m</text:span><text:span text:style-name="T6">o</text:span><text:span text:style-name="T6">v</text:span><text:span text:style-name="T6"> </text:span><text:span text:style-name="T6">b</text:span><text:span text:style-name="T6">x</text:span><text:span text:style-name="T6">,</text:span><text:span text:style-name="T6">d</text:span><text:span text:style-name="T6">x</text:span></text:p>
            <text:p><text:span text:style-name="T6">4</text:span><text:span text:style-name="T6">9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d</text:span><text:span text:style-name="T6">e</text:span><text:span text:style-name="T6">c</text:span><text:span text:style-name="T6"> </text:span><text:span text:style-name="T6">c</text:span><text:span text:style-name="T6">x</text:span></text:p>
            <text:p><text:span text:style-name="T6">7</text:span><text:span text:style-name="T6">5</text:span><text:span text:style-name="T6"> </text:span><text:span text:style-name="T6">F</text:span><text:span text:style-name="T6">7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j</text:span><text:span text:style-name="T6">n</text:span><text:span text:style-name="T6">z</text:span><text:span text:style-name="T6"> </text:span><text:span text:style-name="T6">m</text:span><text:span text:style-name="T6">y</text:span><text:span text:style-name="T6">l</text:span><text:span text:style-name="T6">a</text:span><text:span text:style-name="T6">b</text:span><text:span text:style-name="T6">e</text:span><text:span text:style-name="T6">l</text:span></text:p>
            <text:p><text:span text:style-name="T6"/></text:p>
            <text:p><text:span text:style-name="T5">T</text:span><text:span text:style-name="T5">h</text:span><text:span text:style-name="T5">e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s</text:span><text:span text:style-name="T5">e</text:span><text:span text:style-name="T5"> </text:span><text:span text:style-name="T5">m</text:span><text:span text:style-name="T5">n</text:span><text:span text:style-name="T5">e</text:span><text:span text:style-name="T5">m</text:span><text:span text:style-name="T5">o</text:span><text:span text:style-name="T5">n</text:span><text:span text:style-name="T5">i</text:span><text:span text:style-name="T5">c</text:span><text:span text:style-name="T5">s</text:span><text:span text:style-name="T5"> </text:span><text:span text:style-name="T5">i</text:span><text:span text:style-name="T5">s</text:span><text:span text:style-name="T5"> </text:span><text:span text:style-name="T5">c</text:span><text:span text:style-name="T5">a</text:span><text:span text:style-name="T5">l</text:span><text:span text:style-name="T5">l</text:span><text:span text:style-name="T5">e</text:span><text:span text:style-name="T5">d</text:span><text:span text:style-name="T5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.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PU</text:p>
          </draw:text-box>
        </draw:frame>
        <draw:frame presentation:style-name="pr9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n addition to register IP, x86 CPU has 8 so-called GPRs </text:span><text:span text:style-name="T7">(general purpose registers). Their names are:</text:span></text:p>
              </text:list-item>
              <text:list-item>
                <text:p><text:span text:style-name="T7">AX, CX, DX, BX, SP, BP, SI, DI</text:span></text:p>
              </text:list-item>
              <text:list-item>
                <text:p><text:span text:style-name="T7">These registers are 16-bit wide.</text:span></text:p>
              </text:list-item>
              <text:list-item>
                <text:p><text:span text:style-name="T7"/></text:p>
              </text:list-item>
              <text:list-item>
                <text:p><text:span text:style-name="T7">A register is a (very fast) memory cell located in a CPU. Most </text:span><text:span text:style-name="T7">arithmetic operations operate on GPRs. GPRs are commonly </text:span><text:span text:style-name="T7">used to keep intermediate results of computation.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ruction MOV</text:p>
          </draw:text-box>
        </draw:frame>
        <draw:frame presentation:style-name="pr9" draw:text-style-name="P14" draw:layer="layout" svg:width="25.5cm" svg:height="13.928cm" svg:x="1cm" svg:y="4.572cm" presentation:class="outline" presentation:user-transformed="true">
          <draw:text-box>
            <text:list text:style-name="L3">
              <text:list-item>
                <text:p><text:span text:style-name="T8">The simplest and one of the most commonly used </text:span><text:span text:style-name="T8">insturuction on x86 is MOV. MOV has two arguments source </text:span><text:span text:style-name="T8">and destination. It copies the value from source to </text:span><text:span text:style-name="T8">destination. Destination can be a register and source can be </text:span><text:span text:style-name="T8">another register or an immediate value.</text:span></text:p>
              </text:list-item>
              <text:list-item>
                <text:p><text:span text:style-name="T9"><text:s text:c="14"/></text:span><text:span text:style-name="T9">MOV <text:s text:c="4"/>dst, src <text:s text:c="4"/>; dst = src</text:span></text:p>
              </text:list-item>
              <text:list-item>
                <text:p><text:span text:style-name="T9">B8 05 00 <text:s text:c="5"/>MOV <text:s text:c="4"/>AX, 5 <text:s text:c="7"/>; AX = 5</text:span></text:p>
              </text:list-item>
              <text:list-item>
                <text:p><text:span text:style-name="T9">B9 0A 00 <text:s text:c="5"/>MOV <text:s text:c="4"/>CX, 10 <text:s text:c="6"/>; CX = 10</text:span></text:p>
              </text:list-item>
              <text:list-item>
                <text:p><text:span text:style-name="T9">89 C8 <text:s text:c="8"/>MOV <text:s text:c="4"/>AX, CX <text:s text:c="6"/>; AX = CX</text:span></text:p>
              </text:list-item>
              <text:list-item>
                <text:p><text:span text:style-name="T9">89 D0 <text:s text:c="8"/>MOV <text:s text:c="4"/>AX, DX <text:s text:c="6"/>; AX = DX</text:span></text:p>
              </text:list-item>
              <text:list-item>
                <text:p><text:span text:style-name="T9">89 CA <text:s text:c="8"/>MOV <text:s text:c="4"/>DX, CX <text:s text:c="6"/>; DX = C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ruction MOV</text:p>
          </draw:text-box>
        </draw:frame>
        <draw:frame presentation:style-name="pr9" draw:text-style-name="P14" draw:layer="layout" svg:width="25.5cm" svg:height="13cm" svg:x="1cm" svg:y="5.5cm" presentation:class="outline">
          <draw:text-box>
            <text:list text:style-name="L3">
              <text:list-item>
                <text:p><text:span text:style-name="T8">MOV can be used to move values to/from memory. Brackets </text:span><text:span text:style-name="T8">are used to refer to memory location.</text:span></text:p>
              </text:list-item>
              <text:list-item>
                <text:p><text:span text:style-name="T9">; read 10th memory cell to register AX</text:span></text:p>
              </text:list-item>
              <text:list-item>
                <text:p><text:span text:style-name="T9">A1 0A 00 <text:s text:c="3"/>MOV AX, [10]</text:span></text:p>
              </text:list-item>
              <text:list-item>
                <text:p><text:span text:style-name="T9">; read the memory cell with index BX to AX</text:span></text:p>
              </text:list-item>
              <text:list-item>
                <text:p><text:span text:style-name="T9">8B 07 <text:s text:c="6"/>MOV AX, [BX]</text:span></text:p>
              </text:list-item>
              <text:list-item>
                <text:p><text:span text:style-name="T9">; write AX to the memory cell with index BX</text:span></text:p>
              </text:list-item>
              <text:list-item>
                <text:p><text:span text:style-name="T9">89 07 <text:s text:c="6"/>MOV [BX], A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ruction MOV</text:p>
          </draw:text-box>
        </draw:frame>
        <draw:frame presentation:style-name="pr9" draw:text-style-name="P14" draw:layer="layout" svg:width="25.5cm" svg:height="13cm" svg:x="1cm" svg:y="5.5cm" presentation:class="outline">
          <draw:text-box>
            <text:list text:style-name="L3">
              <text:list-item>
                <text:p><text:span text:style-name="T8">Not all combinations of sources and distinations are allowed. </text:span><text:span text:style-name="T8">For example a single MOV instruction can not move data </text:span><text:span text:style-name="T8">from memory to memory.</text:span></text:p>
              </text:list-item>
              <text:list-item>
                <text:p><text:span text:style-name="T10">$ cat 1.asm</text:span></text:p>
              </text:list-item>
              <text:list-item>
                <text:p><text:span text:style-name="T10">mov [ax], [bx]</text:span></text:p>
              </text:list-item>
              <text:list-item>
                <text:p><text:span text:style-name="T10">$ nasm 1.asm </text:span></text:p>
              </text:list-item>
              <text:list-item>
                <text:p><text:span text:style-name="T10">1.asm:1: error: invalid combination of opcode and </text:span><text:span text:style-name="T10">operands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ruction MOV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A set of valid combinations of sources and destinations was </text:span><text:span text:style-name="T8">expanding over time. On modern CPUs it includes:</text:span></text:p>
              </text:list-item>
              <text:list-item>
                <text:p><text:span text:style-name="T9">MOV reg, reg</text:span></text:p>
              </text:list-item>
              <text:list-item>
                <text:p><text:span text:style-name="T9">MOV reg, imm</text:span></text:p>
              </text:list-item>
              <text:list-item>
                <text:p><text:span text:style-name="T9">MOV reg, [imm]</text:span></text:p>
              </text:list-item>
              <text:list-item>
                <text:p><text:span text:style-name="T9">MOV reg, [reg]</text:span></text:p>
              </text:list-item>
              <text:list-item>
                <text:p><text:span text:style-name="T9">MOV [reg], reg</text:span></text:p>
              </text:list-item>
              <text:list-item>
                <text:p><text:span text:style-name="T9">MOV [reg], imm</text:span></text:p>
              </text:list-item>
              <text:list-item>
                <text:p><text:span text:style-name="T9">MOV [imm], reg</text:span></text:p>
              </text:list-item>
              <text:list-item>
                <text:p><text:span text:style-name="T9">MOV [imm], imm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ic Arithmetic Instructions</text:p>
          </draw:text-box>
        </draw:frame>
        <draw:frame presentation:style-name="pr9" draw:text-style-name="P14" draw:layer="layout" svg:width="25.5cm" svg:height="14.496cm" svg:x="1cm" svg:y="5.1cm" presentation:class="outline" presentation:user-transformed="true">
          <draw:text-box>
            <text:list text:style-name="L3">
              <text:list-item>
                <text:p><text:span text:style-name="T8">A set of basic arithmetic instructions includes instructions: </text:span><text:span text:style-name="T8">ADD, SUB, AND, OR, XOR</text:span></text:p>
              </text:list-item>
              <text:list-item>
                <text:p><text:span text:style-name="T9">; ADD writes to the destination the sum of the</text:span></text:p>
              </text:list-item>
              <text:list-item>
                <text:p><text:span text:style-name="T9">; source and the destination</text:span></text:p>
              </text:list-item>
              <text:list-item>
                <text:p><text:span text:style-name="T9">01 C8 <text:s text:c="8"/>ADD AX, CX <text:s text:c="5"/>; AX = AX + CX</text:span></text:p>
              </text:list-item>
              <text:list-item>
                <text:p><text:span text:style-name="T9">; SUB writes the difference, ditto AND, OR, XOR</text:span></text:p>
              </text:list-item>
              <text:list-item>
                <text:p><text:span text:style-name="T9">29 C8 <text:s text:c="8"/>SUB AX, CX <text:s text:c="5"/>; AX = AX - CX</text:span></text:p>
              </text:list-item>
              <text:list-item>
                <text:p><text:span text:style-name="T9">21 C8 <text:s text:c="8"/>AND AX, CX <text:s text:c="5"/>; AX = AX &amp; CX</text:span></text:p>
              </text:list-item>
              <text:list-item>
                <text:p><text:span text:style-name="T9">09 C8 <text:s text:c="8"/>OR <text:s/>AX, CX <text:s text:c="5"/>; AX = AX | CX</text:span></text:p>
              </text:list-item>
              <text:list-item>
                <text:p><text:span text:style-name="T9">31 C8 <text:s text:c="8"/>XOR AX, CX <text:s text:c="5"/>; AX = AX ^ CX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ic Arithmetic Instruction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ADD, SUB, AND, OR, XOR supports the same </text:span><text:span text:style-name="T8">source/destination combinations as MOV:</text:span></text:p>
              </text:list-item>
              <text:list-item>
                <text:p><text:span text:style-name="T8"/></text:p>
              </text:list-item>
              <text:list-item>
                <text:p><text:span text:style-name="T9">21 D8 <text:s text:c="9"/>AND AX, BX</text:span></text:p>
              </text:list-item>
              <text:list-item>
                <text:p><text:span text:style-name="T9">83 E0 05 <text:s text:c="6"/>AND AX, 5</text:span></text:p>
              </text:list-item>
              <text:list-item>
                <text:p><text:span text:style-name="T9">23 06 05 00 <text:s text:c="3"/>AND AX, [5]</text:span></text:p>
              </text:list-item>
              <text:list-item>
                <text:p><text:span text:style-name="T9">23 07 <text:s text:c="9"/>AND AX, [BX]</text:span></text:p>
              </text:list-item>
              <text:list-item>
                <text:p><text:span text:style-name="T9">21 07 <text:s text:c="9"/>AND [BX], A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C, DEC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8">INC (increment), DEC (decrement) have only one argument:</text:span></text:p>
              </text:list-header>
              <text:list-item>
                <text:p><text:span text:style-name="T8"/></text:p>
              </text:list-item>
              <text:list-item>
                <text:p><text:span text:style-name="T9">40 <text:s text:c="12"/>INC AX</text:span></text:p>
              </text:list-item>
              <text:list-item>
                <text:p><text:span text:style-name="T9">FE 07 <text:s text:c="9"/>INC byte [BX]</text:span></text:p>
              </text:list-item>
              <text:list-item>
                <text:p><text:span text:style-name="T9">FF 07 <text:s text:c="9"/>INC word [BX]</text:span></text:p>
              </text:list-item>
              <text:list-item>
                <text:p><text:span text:style-name="T9">48 <text:s text:c="12"/>DEC AX <text:s text:c="5"/>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G, NOT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8">NEG (negate), NOT (bit-wise not):</text:span></text:p>
              </text:list-header>
              <text:list-item>
                <text:p><text:span text:style-name="T8"/></text:p>
              </text:list-item>
              <text:list-item>
                <text:p><text:span text:style-name="T9">F7 D8 <text:s text:c="9"/>NEG AX</text:span></text:p>
              </text:list-item>
              <text:list-item>
                <text:p><text:span text:style-name="T9">F6 1F <text:s text:c="9"/>NEG byte [BX]</text:span></text:p>
              </text:list-item>
              <text:list-item>
                <text:p><text:span text:style-name="T9">F7 1F <text:s text:c="9"/>NEG word [BX]</text:span></text:p>
              </text:list-item>
              <text:list-item>
                <text:p><text:span text:style-name="T9">F7 D0 <text:s text:c="9"/>NOT AX <text:s text:c="5"/>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L, DIV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<text:span text:style-name="T8">The format of MUL and DIV instructions differs from the one </text:span><text:span text:style-name="T8">of other arithmetic instructions. MUL has only one argument. </text:span><text:span text:style-name="T8">It multiply AX by its argument and write the result to a pair </text:span><text:span text:style-name="T8">DX:AX, where DX is high part and AX low part.</text:span></text:p>
              </text:list-item>
              <text:list-item>
                <text:p><text:span text:style-name="T11">F7 E3 <text:s text:c="5"/>MUL BX <text:s text:c="9"/>; DX:AX = AX * BX</text:span></text:p>
              </text:list-item>
              <text:list-item>
                <text:p><text:span text:style-name="T11">F7 27 <text:s text:c="5"/>MUL WORD [BX]</text:span></text:p>
              </text:list-item>
              <text:list-item>
                <text:p><text:span text:style-name="T12">There are two types of MUL instructions. One for unsigned </text:span><text:span text:style-name="T12">value (MUL) and one for signed (IMUL).</text:span></text:p>
              </text:list-item>
              <text:list-item>
                <text:p><text:span text:style-name="T11">F7 EB <text:s text:c="5"/>IMUL BX <text:s text:c="8"/>; DX:AX = AX * BX</text:span></text:p>
              </text:list-item>
            </text:list>
          </draw:text-box>
        </draw:frame>
        <draw:frame draw:style-name="gr13" draw:text-style-name="P8" draw:layer="layout" svg:width="2.556cm" svg:height="1.187cm" svg:x="1cm" svg:y="5.58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V</text:p>
          </draw:text-box>
        </draw:frame>
        <draw:frame presentation:style-name="pr9" draw:text-style-name="P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Division has a signed (IDIV) and an unsigned (DIV) forms. </text:span><text:span text:style-name="T8">They divides a number represented by a pair of registers </text:span><text:span text:style-name="T8">DX:AX, where DX is high part and AX is low part by th </text:span><text:span text:style-name="T8">argument. The quotient is written to AX, the remainder to </text:span><text:span text:style-name="T8">DX.</text:span></text:p>
              </text:list-item>
              <text:list-item>
                <text:p><text:span text:style-name="T9">F7 F3 <text:s text:c="8"/>DIV BX <text:s text:c="6"/>; AX = DX:AX / BX</text:span></text:p>
              </text:list-item>
              <text:list-item>
                <text:p><text:span text:style-name="T9"><text:s text:c="27"/></text:span><text:span text:style-name="T9">; DX = DX:AX % BX</text:span></text:p>
              </text:list-item>
              <text:list-item>
                <text:p><text:span text:style-name="T9">F7 FB <text:s text:c="8"/>IDIV BX <text:s text:c="5"/>; AX = DX:AX / BX</text:span></text:p>
              </text:list-item>
              <text:list-item>
                <text:p><text:span text:style-name="T9"><text:s text:c="27"/></text:span><text:span text:style-name="T9">; DX = DX:AX % B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WD</text:p>
          </draw:text-box>
        </draw:frame>
        <draw:frame presentation:style-name="pr9" draw:layer="layout" svg:width="26.178cm" svg:height="13.97cm" svg:x="1cm" svg:y="4.826cm" presentation:class="outline" presentation:user-transformed="true">
          <draw:text-box>
            <text:list text:style-name="L3">
              <text:list-item>
                <text:p><text:span text:style-name="T13">In case a division of a 16-bit number by a 16-bit number is </text:span><text:span text:style-name="T13">required, 16-bit divident need to be expanded to 32-bit pair </text:span><text:span text:style-name="T13">DX:AX. For unsigned numbers we just need to zero out high </text:span><text:span text:style-name="T13">half.</text:span></text:p>
              </text:list-item>
              <text:list-item>
                <text:p><text:span text:style-name="T9">31 D2 <text:s text:c="13"/>xor dx,dx <text:s text:c="2"/>; zero out dx</text:span></text:p>
              </text:list-item>
              <text:list-item>
                <text:p><text:span text:style-name="T9">F7 F3 <text:s text:c="13"/>div bx</text:span></text:p>
              </text:list-item>
              <text:list-item>
                <text:p><text:span text:style-name="T8">For signed special instruction CWD exists to copy the highest </text:span><text:span text:style-name="T8">bit of ax to all bits of dx.</text:span></text:p>
              </text:list-item>
              <text:list-item>
                <text:p><text:span text:style-name="T9">99 <text:s text:c="15"/>cwd</text:span></text:p>
              </text:list-item>
              <text:list-item>
                <text:p><text:span text:style-name="T9">F7FB <text:s text:c="13"/>idiv bx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V</text:p>
          </draw:text-box>
        </draw:frame>
        <draw:frame presentation:style-name="pr9" draw:text-style-name="P14" draw:layer="layout" svg:width="25.5cm" svg:height="13cm" svg:x="1cm" svg:y="5.5cm" presentation:class="outline">
          <draw:text-box>
            <text:list text:style-name="L3">
              <text:list-item>
                <text:p><text:span text:style-name="T8">In case a division by zero is requested. The execution of the </text:span><text:span text:style-name="T8">program is interrupted and the control is transferred to the </text:span><text:span text:style-name="T8">OS. It is up to the OS to decide what to do with the program </text:span><text:span text:style-name="T8">next. The program is usually terminated. Most OSes provide </text:span><text:span text:style-name="T8">a (OS-specific) way to handle the division by zero and to </text:span><text:span text:style-name="T8">continue the execution.</text:span></text:p>
              </text:list-item>
              <text:list-item>
                <text:p><text:span text:style-name="T8">When the result of 32-bit by 16-bit division doesn’t fit 16-bit </text:span><text:span text:style-name="T8">register the same error as division by zero is repor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anches, JMP</text:p>
          </draw:text-box>
        </draw:frame>
        <draw:frame presentation:style-name="pr9" draw:text-style-name="P14" draw:layer="layout" svg:width="25.5cm" svg:height="13cm" svg:x="1cm" svg:y="5.5cm" presentation:class="outline">
          <draw:text-box>
            <text:list text:style-name="L3">
              <text:list-item>
                <text:p><text:span text:style-name="T8">Instruction JMP modify register IP, so the next instruction to </text:span><text:span text:style-name="T8">be executed is not the next instruction after JMP, but the </text:span><text:span text:style-name="T8">instruction at the address specified in the argument.</text:span></text:p>
              </text:list-item>
              <text:list-item>
                <text:p><text:span text:style-name="T9">40 <text:s text:c="14"/>loop: <text:s text:c="3"/>INC AX</text:span></text:p>
              </text:list-item>
              <text:list-item>
                <text:p><text:span text:style-name="T9">EB FD <text:s text:c="20"/>JMP loop</text:span></text:p>
              </text:list-item>
              <text:list-item>
                <text:p><text:span text:style-name="T8">FD means -3. It is added to register IP after execution of JMP </text:span><text:span text:style-name="T8">instruction. It means that targets of 2-byte JMP instruction </text:span><text:span text:style-name="T8">must be within range -128..127 from the end of JMP </text:span><text:span text:style-name="T8">instru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MP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In case JMP target is further than -128..127 then longer form </text:span><text:span text:style-name="T8">of JMP can be used.</text:span></text:p>
              </text:list-item>
              <text:list-item>
                <text:p><text:span text:style-name="T9">E9 34 12 <text:s text:c="6"/>JMP label</text:span></text:p>
              </text:list-item>
              <text:list-item>
                <text:p><text:span text:style-name="T9"/></text:p>
              </text:list-item>
              <text:list-item>
                <text:p><text:span text:style-name="T9">... 0x1234 bytes of data</text:span></text:p>
              </text:list-item>
              <text:list-item>
                <text:p><text:span text:style-name="T9"/></text:p>
              </text:list-item>
              <text:list-item>
                <text:p><text:span text:style-name="T9">label: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text-style-name="P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o make a conditional branch a pair of instructions is </text:span><text:span text:style-name="T8">required:</text:span></text:p>
              </text:list-item>
              <text:list-item>
                <text:p><text:span text:style-name="T8"/></text:p>
              </text:list-item>
              <text:list-item>
                <text:p><text:span text:style-name="T9">39 D8 <text:s text:c="8"/>cmp ax, bx <text:s/>; compare ax and bx</text:span></text:p>
              </text:list-item>
              <text:list-item>
                <text:p><text:span text:style-name="T9">74 10 <text:s text:c="8"/>je label <text:s text:c="3"/>; jump if ax == bx</text:span></text:p>
              </text:list-item>
              <text:list-item>
                <text:p><text:span text:style-name="T9"/></text:p>
              </text:list-item>
              <text:list-item>
                <text:p><text:span text:style-name="T9">39 D8 <text:s text:c="8"/>cmp ax, bx <text:s/>; compare ax and bx</text:span></text:p>
              </text:list-item>
              <text:list-item>
                <text:p><text:span text:style-name="T9">7F 10 <text:s text:c="8"/>jg label <text:s text:c="3"/>; jump if ax &gt; b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text-style-name="P14" draw:layer="layout" svg:width="25.5cm" svg:height="13cm" svg:x="1cm" svg:y="5.5cm" presentation:class="outline">
          <draw:text-box>
            <text:list text:style-name="L3">
              <text:list-header>
                <text:p><text:span text:style-name="T8">There are many types of conditional branches:</text:span></text:p>
              </text:list-header>
              <text:list-item>
                <text:p><text:span text:style-name="T8"/></text:p>
              </text:list-item>
              <text:list-item>
                <text:p><text:span text:style-name="T9">je, jne <text:s text:c="11"/>jump if equal/not-equal</text:span></text:p>
              </text:list-item>
              <text:list-item>
                <text:p><text:span text:style-name="T9">jg, jng <text:s text:c="11"/>jump if greater (signed)</text:span></text:p>
              </text:list-item>
              <text:list-item>
                <text:p><text:span text:style-name="T9">jl, jnl <text:s text:c="11"/>jump if less (signed)</text:span></text:p>
              </text:list-item>
              <text:list-item>
                <text:p><text:span text:style-name="T9">ja, jna <text:s text:c="11"/>jump if above (unsigned)</text:span></text:p>
              </text:list-item>
              <text:list-item>
                <text:p><text:span text:style-name="T9">jb, jnb <text:s text:c="11"/>jump if below (unsigne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AGS register</text:p>
          </draw:text-box>
        </draw:frame>
        <draw:frame presentation:style-name="pr9" draw:text-style-name="P14" draw:layer="layout" svg:width="25.5cm" svg:height="13cm" svg:x="1cm" svg:y="4.9cm" presentation:class="outline" presentation:user-transformed="true">
          <draw:text-box>
            <text:list text:style-name="L3">
              <text:list-item>
                <text:p><text:span text:style-name="T8">cmp instruction modifies the register called FLAGS.</text:span></text:p>
              </text:list-item>
              <text:list-item>
                <text:p><text:span text:style-name="T8">jxx instructions reads register FLAGS and jump according to </text:span><text:span text:style-name="T8">the condition.</text:span></text:p>
              </text:list-item>
              <text:list-item>
                <text:p><text:span text:style-name="T8"><text:s/></text:span></text:p>
              </text:list-item>
              <text:list-item>
                <text:p><text:span text:style-name="T8"/></text:p>
              </text:list-item>
              <text:list-item>
                <text:p><text:span text:style-name="T8">Bits from this register have they own names:</text:span></text:p>
              </text:list-item>
            </text:list>
            <text:list text:style-name="L1">
              <text:list-item>
                <text:p><text:span text:style-name="T8">bit C is called carry flag</text:span></text:p>
              </text:list-item>
              <text:list-item>
                <text:p><text:span text:style-name="T8">bit Z is called zero flag</text:span></text:p>
              </text:list-item>
              <text:list-item>
                <text:p><text:span text:style-name="T8">bit S is called sign flag</text:span></text:p>
              </text:list-item>
              <text:list-item>
                <text:p><text:span text:style-name="T8">bit O is called overflow flag</text:span></text:p>
              </text:list-item>
            </text:list>
          </draw:text-box>
        </draw:frame>
        <draw:custom-shape draw:style-name="gr14" draw:text-style-name="P15" draw:layer="layout" svg:width="0.508cm" svg:height="1.524cm" svg:x="17.272cm" svg:y="8.598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508cm" svg:height="1.524cm" svg:x="16.764cm" svg:y="8.59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08cm" svg:height="1.524cm" svg:x="16.256cm" svg:y="8.598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08cm" svg:height="1.524cm" svg:x="15.24cm" svg:y="8.598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508cm" svg:height="1.524cm" svg:x="15.748cm" svg:y="8.598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08cm" svg:height="1.524cm" svg:x="14.224cm" svg:y="8.598cm">
          <text:p text:style-name="P3">Z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508cm" svg:height="1.524cm" svg:x="14.732cm" svg:y="8.598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08cm" svg:height="1.524cm" svg:x="13.716cm" svg:y="8.598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08cm" svg:height="1.524cm" svg:x="13.208cm" svg:y="8.598cm">
          <text:p text:style-name="P3">T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08cm" svg:height="1.524cm" svg:x="12.7cm" svg:y="8.598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08cm" svg:height="1.524cm" svg:x="12.192cm" svg:y="8.598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508cm" svg:height="1.524cm" svg:x="11.684cm" svg:y="8.598cm">
          <text:p text:style-name="P3">O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508cm" svg:height="1.524cm" svg:x="11.176cm" svg:y="8.598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508cm" svg:height="1.524cm" svg:x="10.668cm" svg:y="8.598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508cm" svg:height="1.524cm" svg:x="10.16cm" svg:y="8.598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508cm" svg:height="1.524cm" svg:x="9.652cm" svg:y="8.598cm">
          <text:p text:style-name="P3">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here are jxx instructions that checks the specific bits in </text:span><text:span text:style-name="T8">FLAGS register.</text:span></text:p>
              </text:list-item>
              <text:list-item>
                <text:p/>
              </text:list-item>
              <text:list-item>
                <text:p><text:span text:style-name="T9">jc/jnc <text:s text:c="8"/>jump if carry flag is set</text:span></text:p>
              </text:list-item>
              <text:list-item>
                <text:p><text:span text:style-name="T9">jz/jnz <text:s text:c="8"/>jump if zero flag is set</text:span></text:p>
              </text:list-item>
              <text:list-item>
                <text:p><text:span text:style-name="T9">js/jns <text:s text:c="8"/>jump if sign flag is set</text:span></text:p>
              </text:list-item>
              <text:list-item>
                <text:p><text:span text:style-name="T9">jo/jno <text:s text:c="8"/>jump if overflow flag is set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LAGS register</text:p>
          </draw:text-box>
        </draw:frame>
        <draw:frame presentation:style-name="pr9" draw:text-style-name="P14" draw:layer="layout" svg:width="25.5cm" svg:height="14.182cm" svg:x="1cm" svg:y="4.318cm" presentation:class="outline" presentation:user-transformed="true">
          <draw:text-box>
            <text:list text:style-name="L3">
              <text:list-item>
                <text:p><text:span text:style-name="T8">Register FLAGS is modified not only by instruction CMP, but </text:span><text:span text:style-name="T8">also by most other arithmetic instructions (ADD, SUB, MUL, </text:span><text:span text:style-name="T8">etc).</text:span></text:p>
              </text:list-item>
              <text:list-item>
                <text:p><text:span text:style-name="T8">CMP modifies register FLAGS the same way SUB instruction </text:span><text:span text:style-name="T8">does (CMP is SUB that doesn’t write destination).</text:span></text:p>
              </text:list-item>
              <text:list-item>
                <text:p><text:span text:style-name="T8">ADD/SUB modify FLAGS register in the following way:</text:span></text:p>
              </text:list-item>
            </text:list>
            <text:list text:style-name="L1">
              <text:list-item>
                <text:p><text:span text:style-name="T8">ZF (zero) is set when the result is zero.</text:span></text:p>
              </text:list-item>
              <text:list-item>
                <text:p><text:span text:style-name="T8">SF (sign) is set when the result is negative.</text:span></text:p>
              </text:list-item>
              <text:list-item>
                <text:p><text:span text:style-name="T8">CF (carry) is set when unsigned operation caused 16</text:span><text:span text:style-name="T14">th</text:span><text:span text:style-name="T8"> bit to </text:span><text:span text:style-name="T8">be carried over/borrowed from</text:span></text:p>
              </text:list-item>
              <text:list-item>
                <text:p><text:span text:style-name="T8">OF (overflow) is set when signed operation causes overf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MP vs SUB</text:p>
          </draw:text-box>
        </draw:frame>
        <draw:frame presentation:style-name="pr9" draw:text-style-name="P17" draw:layer="layout" svg:width="10.684cm" svg:height="13.674cm" svg:x="1cm" svg:y="4.826cm" presentation:class="outline" presentation:user-transformed="true">
          <draw:text-box>
            <text:list text:style-name="L3">
              <text:list-item>
                <text:p text:style-name="P17"><text:span text:style-name="T15">cmp AX, BX</text:span></text:p>
              </text:list-item>
              <text:list-item>
                <text:p text:style-name="P17"><text:span text:style-name="T15">je label</text:span></text:p>
              </text:list-item>
              <text:list-item>
                <text:p text:style-name="P17"><text:span text:style-name="T16"/></text:p>
              </text:list-item>
              <text:list-item>
                <text:p text:style-name="P17"><text:span text:style-name="T8">Which flag je should check?</text:span></text:p>
              </text:list-item>
              <text:list-item>
                <text:p text:style-name="P17"><text:span text:style-name="T16"/></text:p>
              </text:list-item>
              <text:list-item>
                <text:p text:style-name="P17"><text:span text:style-name="T16"/></text:p>
              </text:list-item>
            </text:list>
          </draw:text-box>
        </draw:frame>
        <draw:frame presentation:style-name="pr9" draw:layer="layout" svg:width="12.192cm" svg:height="13.508cm" svg:x="14.224cm" svg:y="4.572cm" presentation:class="outline" presentation:user-transformed="true">
          <draw:text-box>
            <text:list text:style-name="L3">
              <text:list-item>
                <text:p><text:span text:style-name="T15">sub AX, BX</text:span></text:p>
              </text:list-item>
            </text:list>
            <text:list text:style-name="L4">
              <text:list-item>
                <text:p text:style-name="P18"><text:span text:style-name="T8">ZF (zero) is set when the result is zero.</text:span></text:p>
              </text:list-item>
              <text:list-item>
                <text:p text:style-name="P18"><text:span text:style-name="T8">SF (sign) is set when the result is negative.</text:span></text:p>
              </text:list-item>
              <text:list-item>
                <text:p text:style-name="P18"><text:span text:style-name="T8">CF (carry) is set when unsigned operation caused 16</text:span><text:span text:style-name="T14">th</text:span><text:span text:style-name="T8"> bit to </text:span><text:span text:style-name="T8">be carried over/borrowed from</text:span></text:p>
              </text:list-item>
              <text:list-item>
                <text:p><text:span text:style-name="T8">OF (overflow) is set when signed operation causes overflow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MP vs SUB</text:p>
          </draw:text-box>
        </draw:frame>
        <draw:frame presentation:style-name="pr9" draw:text-style-name="P17" draw:layer="layout" svg:width="10.684cm" svg:height="13.674cm" svg:x="1cm" svg:y="4.826cm" presentation:class="outline" presentation:user-transformed="true">
          <draw:text-box>
            <text:list text:style-name="L3">
              <text:list-item>
                <text:p text:style-name="P17"><text:span text:style-name="T15">cmp AX, BX</text:span></text:p>
              </text:list-item>
              <text:list-item>
                <text:p text:style-name="P17"><text:span text:style-name="T15">je label</text:span></text:p>
              </text:list-item>
              <text:list-item>
                <text:p text:style-name="P17"><text:span text:style-name="T16"/></text:p>
              </text:list-item>
              <text:list-item>
                <text:p text:style-name="P17"><text:span text:style-name="T8">Which flag je should check?</text:span></text:p>
              </text:list-item>
              <text:list-item>
                <text:p text:style-name="P17"><text:span text:style-name="T8"/></text:p>
              </text:list-item>
              <text:list-item>
                <text:p text:style-name="P17"><text:span text:style-name="T8">Answer: ZF.</text:span></text:p>
              </text:list-item>
              <text:list-item>
                <text:p text:style-name="P17"><text:span text:style-name="T9"/></text:p>
              </text:list-item>
              <text:list-item>
                <text:p text:style-name="P17"><text:span text:style-name="T9">74 10 <text:s text:c="5"/>je label</text:span></text:p>
              </text:list-item>
              <text:list-item>
                <text:p text:style-name="P19"><text:span text:style-name="T9">74 10 <text:s text:c="5"/>jz label</text:span></text:p>
              </text:list-item>
              <text:list-item>
                <text:p text:style-name="P17"><text:span text:style-name="T8">je and jz is the same instruction!</text:span></text:p>
              </text:list-item>
            </text:list>
          </draw:text-box>
        </draw:frame>
        <draw:frame presentation:style-name="pr9" draw:layer="layout" svg:width="12.192cm" svg:height="13.508cm" svg:x="14.224cm" svg:y="4.572cm" presentation:class="outline" presentation:user-transformed="true">
          <draw:text-box>
            <text:list text:style-name="L3">
              <text:list-item>
                <text:p><text:span text:style-name="T15">sub AX, BX</text:span></text:p>
              </text:list-item>
            </text:list>
            <text:list text:style-name="L4">
              <text:list-item>
                <text:p text:style-name="P18"><text:span text:style-name="T8">ZF (zero) is set when the result is zero.</text:span></text:p>
              </text:list-item>
              <text:list-item>
                <text:p text:style-name="P18"><text:span text:style-name="T8">SF (sign) is set when the result is negative.</text:span></text:p>
              </text:list-item>
              <text:list-item>
                <text:p text:style-name="P18"><text:span text:style-name="T8">CF (carry) is set when unsigned operation caused 16</text:span><text:span text:style-name="T14">th</text:span><text:span text:style-name="T8"> bit to </text:span><text:span text:style-name="T8">be carried over/borrowed from</text:span></text:p>
              </text:list-item>
              <text:list-item>
                <text:p><text:span text:style-name="T8">OF (overflow) is set when signed operation causes overflow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here are jxx instructions that checks the specific bits in </text:span><text:span text:style-name="T8">FLAGS register.</text:span></text:p>
              </text:list-item>
              <text:list-item>
                <text:p/>
              </text:list-item>
              <text:list-item>
                <text:p text:style-name="P18"><text:span text:style-name="T9">je/jz <text:s text:c="9"/>jump if ZF=1</text:span></text:p>
              </text:list-item>
              <text:list-item>
                <text:p><text:span text:style-name="T9">jc <text:s text:c="12"/>jump if CF=1</text:span></text:p>
              </text:list-item>
              <text:list-item>
                <text:p><text:span text:style-name="T9">js <text:s text:c="12"/>jump if SF=1</text:span></text:p>
              </text:list-item>
              <text:list-item>
                <text:p><text:span text:style-name="T9">jo <text:s text:c="12"/>jump if OF=1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MP vs SUB</text:p>
          </draw:text-box>
        </draw:frame>
        <draw:frame presentation:style-name="pr9" draw:text-style-name="P17" draw:layer="layout" svg:width="10.684cm" svg:height="13.674cm" svg:x="1cm" svg:y="4.826cm" presentation:class="outline" presentation:user-transformed="true">
          <draw:text-box>
            <text:list text:style-name="L3">
              <text:list-item>
                <text:p text:style-name="P17"><text:span text:style-name="T15">cmp AX, BX</text:span></text:p>
              </text:list-item>
              <text:list-item>
                <text:p text:style-name="P17"><text:span text:style-name="T15">ja/jb label</text:span></text:p>
              </text:list-item>
              <text:list-item>
                <text:p text:style-name="P17"><text:span text:style-name="T16"/></text:p>
              </text:list-item>
              <text:list-item>
                <text:p text:style-name="P17"><text:span text:style-name="T8">Which flag ja/jb should check?</text:span></text:p>
              </text:list-item>
              <text:list-item>
                <text:p text:style-name="P17"><text:span text:style-name="T16"/></text:p>
              </text:list-item>
              <text:list-item>
                <text:p text:style-name="P17"><text:span text:style-name="T16"/></text:p>
              </text:list-item>
            </text:list>
          </draw:text-box>
        </draw:frame>
        <draw:frame presentation:style-name="pr9" draw:layer="layout" svg:width="12.192cm" svg:height="13.508cm" svg:x="14.224cm" svg:y="4.572cm" presentation:class="outline" presentation:user-transformed="true">
          <draw:text-box>
            <text:list text:style-name="L3">
              <text:list-item>
                <text:p><text:span text:style-name="T15">sub AX, BX</text:span></text:p>
              </text:list-item>
            </text:list>
            <text:list text:style-name="L4">
              <text:list-item>
                <text:p text:style-name="P18"><text:span text:style-name="T8">ZF (zero) is set when the result is zero.</text:span></text:p>
              </text:list-item>
              <text:list-item>
                <text:p text:style-name="P18"><text:span text:style-name="T8">SF (sign) is set when the result is negative.</text:span></text:p>
              </text:list-item>
              <text:list-item>
                <text:p text:style-name="P18"><text:span text:style-name="T8">CF (carry) is set when unsigned operation caused 16</text:span><text:span text:style-name="T14">th</text:span><text:span text:style-name="T8"> bit to </text:span><text:span text:style-name="T8">be carried over/borrowed from</text:span></text:p>
              </text:list-item>
              <text:list-item>
                <text:p><text:span text:style-name="T8">OF (overflow) is set when signed operation causes overflow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here are jxx instructions that checks the specific bits in </text:span><text:span text:style-name="T8">FLAGS register.</text:span></text:p>
              </text:list-item>
              <text:list-item>
                <text:p/>
              </text:list-item>
              <text:list-item>
                <text:p text:style-name="P18"><text:span text:style-name="T9">je/jz <text:s text:c="9"/>jump if ZF=1</text:span></text:p>
              </text:list-item>
              <text:list-item>
                <text:p><text:span text:style-name="T9">jb/jc <text:s text:c="9"/>jump if CF=1</text:span></text:p>
              </text:list-item>
              <text:list-item>
                <text:p><text:span text:style-name="T9">ja <text:s text:c="12"/>jump if CF=0 &amp; ZF=0</text:span></text:p>
              </text:list-item>
              <text:list-item>
                <text:p><text:span text:style-name="T9">js <text:s text:c="12"/>jump if SF=1</text:span></text:p>
              </text:list-item>
              <text:list-item>
                <text:p><text:span text:style-name="T9">jo <text:s text:c="12"/>jump if OF=1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MP vs SUB</text:p>
          </draw:text-box>
        </draw:frame>
        <draw:frame presentation:style-name="pr9" draw:text-style-name="P17" draw:layer="layout" svg:width="10.684cm" svg:height="13.674cm" svg:x="1cm" svg:y="4.826cm" presentation:class="outline" presentation:user-transformed="true">
          <draw:text-box>
            <text:list text:style-name="L3">
              <text:list-item>
                <text:p text:style-name="P17"><text:span text:style-name="T15">cmp AX, BX</text:span></text:p>
              </text:list-item>
              <text:list-item>
                <text:p text:style-name="P17"><text:span text:style-name="T15">jg/jl label</text:span></text:p>
              </text:list-item>
              <text:list-item>
                <text:p text:style-name="P17"><text:span text:style-name="T16"/></text:p>
              </text:list-item>
              <text:list-item>
                <text:p text:style-name="P17"><text:span text:style-name="T8">Which flag jg/jl should check?</text:span></text:p>
              </text:list-item>
              <text:list-item>
                <text:p text:style-name="P17"><text:span text:style-name="T16"/></text:p>
              </text:list-item>
              <text:list-item>
                <text:p text:style-name="P17"><text:span text:style-name="T16"/></text:p>
              </text:list-item>
            </text:list>
          </draw:text-box>
        </draw:frame>
        <draw:frame presentation:style-name="pr9" draw:layer="layout" svg:width="12.192cm" svg:height="13.508cm" svg:x="14.224cm" svg:y="4.572cm" presentation:class="outline" presentation:user-transformed="true">
          <draw:text-box>
            <text:list text:style-name="L3">
              <text:list-item>
                <text:p><text:span text:style-name="T15">sub AX, BX</text:span></text:p>
              </text:list-item>
            </text:list>
            <text:list text:style-name="L4">
              <text:list-item>
                <text:p text:style-name="P18"><text:span text:style-name="T8">ZF (zero) is set when the result is zero.</text:span></text:p>
              </text:list-item>
              <text:list-item>
                <text:p text:style-name="P18"><text:span text:style-name="T8">SF (sign) is set when the result is negative.</text:span></text:p>
              </text:list-item>
              <text:list-item>
                <text:p text:style-name="P18"><text:span text:style-name="T8">CF (carry) is set when unsigned operation caused 16</text:span><text:span text:style-name="T14">th</text:span><text:span text:style-name="T8"> bit to </text:span><text:span text:style-name="T8">be carried over/borrowed from</text:span></text:p>
              </text:list-item>
              <text:list-item>
                <text:p><text:span text:style-name="T8">OF (overflow) is set when signed operation causes overflow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22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21"><text:span text:style-name="T15">CMP AX, BX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draw:custom-shape draw:style-name="gr17" draw:text-style-name="P4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1.336cm" svg:y1="12.758cm" svg:x2="7.874cm" svg:y2="12.758cm">
          <text:p/>
        </draw:line>
        <draw:custom-shape draw:style-name="gr19" draw:text-style-name="P4" draw:layer="layout" svg:width="1.524cm" svg:height="1.016cm" svg:x="21.59cm" svg:y="12.192cm">
          <text:p text:style-name="P3">AX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3.97cm" svg:y1="6.858cm" svg:x2="13.97cm" svg:y2="18.2cm">
          <text:p/>
        </draw:line>
        <draw:custom-shape draw:style-name="gr19" draw:text-style-name="P4" draw:layer="layout" svg:width="1.524cm" svg:height="1.016cm" svg:x="13.208cm" svg:y="5.588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6.35cm" svg:y="12.19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3.208cm" svg:y="18.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20.32cm" svg:y="12.954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2.192cm" svg:y="6.35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22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21"><text:span text:style-name="T15">CMP AX, BX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draw:custom-shape draw:style-name="gr17" draw:text-style-name="P4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1.336cm" svg:y1="12.758cm" svg:x2="7.874cm" svg:y2="12.758cm">
          <text:p/>
        </draw:line>
        <draw:custom-shape draw:style-name="gr19" draw:text-style-name="P4" draw:layer="layout" svg:width="1.524cm" svg:height="1.016cm" svg:x="21.59cm" svg:y="12.192cm">
          <text:p text:style-name="P3">AX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3.97cm" svg:y1="6.858cm" svg:x2="13.97cm" svg:y2="18.2cm">
          <text:p/>
        </draw:line>
        <draw:custom-shape draw:style-name="gr19" draw:text-style-name="P4" draw:layer="layout" svg:width="1.524cm" svg:height="1.016cm" svg:x="13.208cm" svg:y="5.588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6.35cm" svg:y="12.19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3.208cm" svg:y="18.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20.32cm" svg:y="12.954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2.192cm" svg:y="6.35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.524cm" svg:height="1.016cm" svg:x="20.32cm" svg:y="6.35cm">
          <text:p text:style-name="P24"><text:span text:style-name="T19">Z</text:span><text:span text:style-name="T19">F</text:span><text:span text:style-name="T19">=</text:span><text:span text:style-name="T19">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22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21"><text:span text:style-name="T15">CMP AX, BX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draw:custom-shape draw:style-name="gr17" draw:text-style-name="P4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1.336cm" svg:y1="12.758cm" svg:x2="7.874cm" svg:y2="12.758cm">
          <text:p/>
        </draw:line>
        <draw:custom-shape draw:style-name="gr19" draw:text-style-name="P4" draw:layer="layout" svg:width="1.524cm" svg:height="1.016cm" svg:x="21.59cm" svg:y="12.192cm">
          <text:p text:style-name="P3">AX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3.97cm" svg:y1="6.858cm" svg:x2="13.97cm" svg:y2="18.2cm">
          <text:p/>
        </draw:line>
        <draw:custom-shape draw:style-name="gr19" draw:text-style-name="P4" draw:layer="layout" svg:width="1.524cm" svg:height="1.016cm" svg:x="13.208cm" svg:y="5.588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6.35cm" svg:y="12.19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3.208cm" svg:y="18.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20.32cm" svg:y="12.954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2.192cm" svg:y="6.35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.524cm" svg:height="1.016cm" svg:x="20.32cm" svg:y="6.35cm">
          <text:p text:style-name="P24"><text:span text:style-name="T19">ZF=1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1.524cm" svg:height="1.016cm" svg:x="18.288cm" svg:y="6.096cm">
          <text:p text:style-name="P27"><text:span text:style-name="T20">S</text:span><text:span text:style-name="T20">F</text:span><text:span text:style-name="T20">=</text:span><text:span text:style-name="T20">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22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21"><text:span text:style-name="T15">CMP AX, BX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draw:custom-shape draw:style-name="gr17" draw:text-style-name="P4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1.336cm" svg:y1="12.758cm" svg:x2="7.874cm" svg:y2="12.758cm">
          <text:p/>
        </draw:line>
        <draw:custom-shape draw:style-name="gr19" draw:text-style-name="P4" draw:layer="layout" svg:width="1.524cm" svg:height="1.016cm" svg:x="21.59cm" svg:y="12.192cm">
          <text:p text:style-name="P3">AX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3.97cm" svg:y1="6.858cm" svg:x2="13.97cm" svg:y2="18.2cm">
          <text:p/>
        </draw:line>
        <draw:custom-shape draw:style-name="gr19" draw:text-style-name="P4" draw:layer="layout" svg:width="1.524cm" svg:height="1.016cm" svg:x="13.208cm" svg:y="5.588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6.35cm" svg:y="12.19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3.208cm" svg:y="18.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20.32cm" svg:y="12.954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2.192cm" svg:y="6.35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.524cm" svg:height="1.016cm" svg:x="20.32cm" svg:y="6.35cm">
          <text:p text:style-name="P24"><text:span text:style-name="T19">ZF=1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1.524cm" svg:height="1.016cm" svg:x="18.288cm" svg:y="6.096cm">
          <text:p text:style-name="P27"><text:span text:style-name="T20">SF=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22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21"><text:span text:style-name="T15">CMP AX, BX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draw:custom-shape draw:style-name="gr17" draw:text-style-name="P4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1.336cm" svg:y1="12.758cm" svg:x2="7.874cm" svg:y2="12.758cm">
          <text:p/>
        </draw:line>
        <draw:custom-shape draw:style-name="gr19" draw:text-style-name="P4" draw:layer="layout" svg:width="1.524cm" svg:height="1.016cm" svg:x="21.59cm" svg:y="12.192cm">
          <text:p text:style-name="P3">AX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3.97cm" svg:y1="6.858cm" svg:x2="13.97cm" svg:y2="18.2cm">
          <text:p/>
        </draw:line>
        <draw:custom-shape draw:style-name="gr19" draw:text-style-name="P4" draw:layer="layout" svg:width="1.524cm" svg:height="1.016cm" svg:x="13.208cm" svg:y="5.588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6.35cm" svg:y="12.19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3.208cm" svg:y="18.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20.32cm" svg:y="12.954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2.192cm" svg:y="6.35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.524cm" svg:height="1.016cm" svg:x="20.32cm" svg:y="6.35cm">
          <text:p text:style-name="P24"><text:span text:style-name="T19">ZF=1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1.524cm" svg:height="1.016cm" svg:x="18.288cm" svg:y="6.096cm">
          <text:p text:style-name="P27"><text:span text:style-name="T20">SF=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22" draw:layer="layout" svg:width="25.5cm" svg:height="1.612cm" svg:x="1cm" svg:y="4.318cm" presentation:class="outline" presentation:user-transformed="true">
          <draw:text-box>
            <text:list text:style-name="L3">
              <text:list-item>
                <text:p text:style-name="P21"><text:span text:style-name="T15">CMP AX, BX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draw:custom-shape draw:style-name="gr17" draw:text-style-name="P4" draw:layer="layout" svg:width="0.762cm" svg:height="0.67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7.3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9.30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8.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8.54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8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7.7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9.3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7.01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10.0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6.25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0.7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5.49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87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208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1.4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4.73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762cm" svg:height="0.674cm" svg:x="13.208cm" svg:y="12.0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3.97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30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446cm" svg:y="12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3.20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542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684cm" svg:y="13.48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2.44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78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922cm" svg:y="14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1.68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01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16cm" svg:y="14.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0.92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256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398cm" svg:y="15.5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0.1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49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636cm" svg:y="16.1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9.39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4.732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874cm" svg:y="16.8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8.63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97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6.8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7.87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63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39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1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92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68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44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20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97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4.732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5.494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01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7.7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8.542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9.304cm" svg:y="17.52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1.336cm" svg:y1="12.758cm" svg:x2="7.874cm" svg:y2="12.758cm">
          <text:p/>
        </draw:line>
        <draw:custom-shape draw:style-name="gr19" draw:text-style-name="P4" draw:layer="layout" svg:width="1.524cm" svg:height="1.016cm" svg:x="21.59cm" svg:y="12.192cm">
          <text:p text:style-name="P3">AX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3.97cm" svg:y1="6.858cm" svg:x2="13.97cm" svg:y2="18.2cm">
          <text:p/>
        </draw:line>
        <draw:custom-shape draw:style-name="gr19" draw:text-style-name="P4" draw:layer="layout" svg:width="1.524cm" svg:height="1.016cm" svg:x="13.208cm" svg:y="5.588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6.35cm" svg:y="12.19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3.208cm" svg:y="18.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20.32cm" svg:y="12.954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2.192cm" svg:y="6.35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1.524cm" svg:height="1.016cm" svg:x="18.288cm" svg:y="6.096cm">
          <text:p text:style-name="P27"><text:span text:style-name="T20">SF=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lags Graph</text:p>
          </draw:text-box>
        </draw:frame>
        <draw:frame presentation:style-name="pr9" draw:text-style-name="P22" draw:layer="layout" svg:width="25.5cm" svg:height="1.612cm" svg:x="1.016cm" svg:y="4.318cm" presentation:class="outline" presentation:user-transformed="true">
          <draw:text-box>
            <text:list text:style-name="L3">
              <text:list-item>
                <text:p text:style-name="P21"><text:span text:style-name="T15">CMP AX, BX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draw:custom-shape draw:style-name="gr17" draw:text-style-name="P4" draw:layer="layout" svg:width="0.762cm" svg:height="0.674cm" svg:x="1.67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.43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198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96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4.72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5.48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6.24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00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77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532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294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056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81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58cm" svg:y="7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342cm" svg:y="7.3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3.104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.67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.43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198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9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4.72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5.484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6.246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008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77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532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294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056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818cm" svg:y="8.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58cm" svg:y="8.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2.342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104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.67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.43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19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9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4.722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5.484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6.246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008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77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532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294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056cm" svg:y="8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818cm" svg:y="8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1.58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342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10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.67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.43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19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96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4.722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5.484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6.246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008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77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532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294cm" svg:y="9.3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056cm" svg:y="9.3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0.81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58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34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10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.67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.43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198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96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4.722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5.484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6.246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008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77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532cm" svg:y="10.0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294cm" svg:y="10.0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0.05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81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58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34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10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.67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.43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198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9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4.722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5.484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6.246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008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77cm" svg:y="10.7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532cm" svg:y="10.7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9.29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05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81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5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34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10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.67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2.43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198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9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4.722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5.48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6.246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008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77cm" svg:y="11.4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8.53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29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05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81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5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34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104cm" svg:y="11.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.67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2.43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198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9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4.722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5.48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6.246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762cm" svg:height="0.674cm" svg:x="7.008cm" svg:y="12.0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7.77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53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29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05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81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5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34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3.104cm" svg:y="12.0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.67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2.436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198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96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4.722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5.48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6.246cm" svg:y="12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7.00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77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53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29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05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81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5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2.342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104cm" svg:y="12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.674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2.436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198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96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4.722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5.484cm" svg:y="13.48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6.24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00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77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53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29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05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81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1.58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342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104cm" svg:y="13.4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.674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2.436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19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96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4.722cm" svg:y="14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5.48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6.24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00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77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53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29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05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81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58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342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104cm" svg:y="14.1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.674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2.436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19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96cm" svg:y="14.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4.72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5.48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6.24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00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77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53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29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0.056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81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58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342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104cm" svg:y="14.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.67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2.436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3.198cm" svg:y="15.5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3.9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4.72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5.48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6.24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00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77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53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9.29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056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818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58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342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104cm" svg:y="15.5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.67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2.436cm" svg:y="16.1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3.19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9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4.72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5.48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6.24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00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77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8.532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29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056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818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58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342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104cm" svg:y="16.1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.674cm" svg:y="16.8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2.43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19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9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4.72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5.48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6.24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00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77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532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294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056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818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58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342cm" svg:y="16.8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104cm" svg:y="16.8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.67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.43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19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3.9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4.72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5.48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6.24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7.00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7.77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8.532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9.294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056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0.81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1.58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2.342cm" svg:y="17.5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0.762cm" svg:height="0.674cm" svg:x="13.104cm" svg:y="17.526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4.224cm" svg:y1="12.758cm" svg:x2="1.674cm" svg:y2="12.758cm">
          <text:p/>
        </draw:line>
        <draw:line draw:style-name="gr18" draw:text-style-name="P4" draw:layer="layout" svg:x1="7.77cm" svg:y1="6.858cm" svg:x2="7.77cm" svg:y2="18.2cm">
          <text:p/>
        </draw:line>
        <draw:custom-shape draw:style-name="gr19" draw:text-style-name="P4" draw:layer="layout" svg:width="1.524cm" svg:height="1.016cm" svg:x="7.008cm" svg:y="5.588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0.15cm" svg:y="12.19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7.008cm" svg:y="18.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5.992cm" svg:y="6.35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1.524cm" svg:height="1.016cm" svg:x="12.108cm" svg:y="6.096cm">
          <text:p text:style-name="P27"><text:span text:style-name="T20">SF=1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4.47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5.2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6.764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8.28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812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1.336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2.86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3.622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4.384cm" svg:y="7.3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5.146cm" svg:y="7.3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25.908cm" svg:y="7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4.47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5.2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6.002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6.764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7.526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8.288cm" svg:y="8.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05cm" svg:y="8.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812cm" svg:y="8.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0.574cm" svg:y="8.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1.336cm" svg:y="8.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2.098cm" svg:y="8.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2.86cm" svg:y="8.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3.622cm" svg:y="8.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4.384cm" svg:y="8.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25.146cm" svg:y="8.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908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4.47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5.2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6.002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6.76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7.526cm" svg:y="8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8.288cm" svg:y="8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05cm" svg:y="8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812cm" svg:y="8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0.574cm" svg:y="8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1.336cm" svg:y="8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2.098cm" svg:y="8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2.86cm" svg:y="8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3.622cm" svg:y="8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24.384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146cm" svg:y="8.7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908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4.47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5.24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6.002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6.764cm" svg:y="9.3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7.526cm" svg:y="9.3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8.288cm" svg:y="9.3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05cm" svg:y="9.3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812cm" svg:y="9.3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0.574cm" svg:y="9.3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1.336cm" svg:y="9.3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2.098cm" svg:y="9.38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2.86cm" svg:y="9.3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23.622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4.384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146cm" svg:y="9.3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908cm" svg:y="9.3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4.47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5.24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6.002cm" svg:y="10.0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764cm" svg:y="10.0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7.526cm" svg:y="10.0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8.288cm" svg:y="10.0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05cm" svg:y="10.0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812cm" svg:y="10.0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0.574cm" svg:y="10.0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1.336cm" svg:y="10.0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2.098cm" svg:y="10.0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22.8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3.622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4.384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146cm" svg:y="10.0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908cm" svg:y="10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4.47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5.24cm" svg:y="10.7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002cm" svg:y="10.7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764cm" svg:y="10.7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7.526cm" svg:y="10.7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8.288cm" svg:y="10.7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05cm" svg:y="10.7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812cm" svg:y="10.7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0.574cm" svg:y="10.7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1.336cm" svg:y="10.7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22.098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8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3.622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4.384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146cm" svg:y="10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908cm" svg:y="10.7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14.478cm" svg:y="11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5.24cm" svg:y="11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002cm" svg:y="11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764cm" svg:y="11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7.526cm" svg:y="11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8.288cm" svg:y="11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05cm" svg:y="11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812cm" svg:y="11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20.574cm" svg:y="11.4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21.33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098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8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3.622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4.384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146cm" svg:y="11.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908cm" svg:y="11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4.478cm" svg:y="12.0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5.24cm" svg:y="12.0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002cm" svg:y="12.0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764cm" svg:y="12.0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7.526cm" svg:y="12.0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8.288cm" svg:y="12.0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05cm" svg:y="12.0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3" draw:layer="layout" svg:width="0.762cm" svg:height="0.674cm" svg:x="19.812cm" svg:y="12.0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20.57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1.33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098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8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3.622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4.384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146cm" svg:y="12.0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908cm" svg:y="12.0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4.478cm" svg:y="12.8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5.24cm" svg:y="12.8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002cm" svg:y="12.8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764cm" svg:y="12.8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7.526cm" svg:y="12.8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8.288cm" svg:y="12.8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9.05cm" svg:y="12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9.81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0.57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1.33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098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86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3.622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4.384cm" svg:y="12.8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5.146cm" svg:y="12.8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908cm" svg:y="12.8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4.478cm" svg:y="13.4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5.24cm" svg:y="13.4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002cm" svg:y="13.4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764cm" svg:y="13.4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7.526cm" svg:y="13.4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8.288cm" svg:y="13.48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9.05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81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0.574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1.33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098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86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3.622cm" svg:y="13.4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4.384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146cm" svg:y="13.4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908cm" svg:y="13.4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4.478cm" svg:y="14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5.24cm" svg:y="14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002cm" svg:y="14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764cm" svg:y="14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7.526cm" svg:y="14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8.28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05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812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0.574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1.33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098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86cm" svg:y="14.1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3.622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4.384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146cm" svg:y="14.1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908cm" svg:y="14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4.478cm" svg:y="14.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5.24cm" svg:y="14.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002cm" svg:y="14.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764cm" svg:y="14.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7.52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28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05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812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0.574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1.336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098cm" svg:y="14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8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3.622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4.384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146cm" svg:y="14.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908cm" svg:y="14.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4.478cm" svg:y="15.5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5.24cm" svg:y="15.5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6.002cm" svg:y="15.5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6.76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52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288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05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812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0.574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1.336cm" svg:y="15.5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2.098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2.8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3.622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4.384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146cm" svg:y="15.5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908cm" svg:y="15.5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4.478cm" svg:y="16.17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5.24cm" svg:y="16.1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6.00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76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526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288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05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812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0.574cm" svg:y="16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1.33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2.098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2.8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3.622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4.384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146cm" svg:y="16.1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908cm" svg:y="16.17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762cm" svg:height="0.674cm" svg:x="14.478cm" svg:y="16.8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5.2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00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764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526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288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05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812cm" svg:y="16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20.57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1.33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2.098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2.8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3.622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4.384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146cm" svg:y="16.8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908cm" svg:y="16.8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0.762cm" svg:height="0.674cm" svg:x="14.47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5.2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002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6.764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7.526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8.288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05cm" svg:y="17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762cm" svg:height="0.674cm" svg:x="19.81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0.57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1.33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2.098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2.8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3.622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4.384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146cm" svg:y="17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0.762cm" svg:height="0.674cm" svg:x="25.908cm" svg:y="17.52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7.94cm" svg:y1="12.758cm" svg:x2="14.478cm" svg:y2="12.758cm">
          <text:p/>
        </draw:line>
        <draw:custom-shape draw:style-name="gr19" draw:text-style-name="P4" draw:layer="layout" svg:width="1.524cm" svg:height="1.016cm" svg:x="26.924cm" svg:y="11.742cm">
          <text:p text:style-name="P3">AX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0.574cm" svg:y1="6.858cm" svg:x2="20.574cm" svg:y2="18.2cm">
          <text:p/>
        </draw:line>
        <draw:custom-shape draw:style-name="gr19" draw:text-style-name="P4" draw:layer="layout" svg:width="1.524cm" svg:height="1.016cm" svg:x="19.812cm" svg:y="5.588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9.812cm" svg:y="18.2cm">
          <text:p text:style-name="P3">-2<text:span text:style-name="T17">15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26.67cm" svg:y="12.954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1.016cm" svg:x="18.796cm" svg:y="6.35cm">
          <text:p text:style-name="P3">2<text:span text:style-name="T17">15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1.524cm" svg:height="1.016cm" svg:x="24.892cm" svg:y="6.096cm">
          <text:p text:style-name="P34"><text:span text:style-name="T21">OF=1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ditional branche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There are jxx instructions that checks the specific bits in </text:span><text:span text:style-name="T8">FLAGS register.</text:span></text:p>
              </text:list-item>
              <text:list-item>
                <text:p/>
              </text:list-item>
              <text:list-item>
                <text:p text:style-name="P18"><text:span text:style-name="T9">je/jz <text:s text:c="9"/>jump if ZF=1</text:span></text:p>
              </text:list-item>
              <text:list-item>
                <text:p><text:span text:style-name="T9">jb/jc <text:s text:c="9"/>jump if CF=1</text:span></text:p>
              </text:list-item>
              <text:list-item>
                <text:p><text:span text:style-name="T9">ja <text:s text:c="12"/>jump if CF=0 &amp; ZF=0</text:span></text:p>
              </text:list-item>
              <text:list-item>
                <text:p><text:span text:style-name="T9">jl <text:s text:c="12"/>jump if SF</text:span><text:span text:style-name="T22">≠</text:span><text:span text:style-name="T23">OF</text:span></text:p>
              </text:list-item>
              <text:list-item>
                <text:p><text:span text:style-name="T23">jg <text:s text:c="12"/>jump if SF=OF &amp; ZF=0</text:span></text:p>
              </text:list-item>
              <text:list-item>
                <text:p><text:span text:style-name="T9">js <text:s text:c="12"/>jump if SF=1</text:span></text:p>
              </text:list-item>
              <text:list-item>
                <text:p><text:span text:style-name="T9">jo <text:s text:c="12"/>jump if OF=1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anche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<text:span text:style-name="T24">Many instructions update FLAGS register according to the </text:span><text:span text:style-name="T24">result of the operation. Sometimes conditional branches can </text:span><text:span text:style-name="T24">be made without cmp:</text:span></text:p>
              </text:list-item>
              <text:list-item>
                <text:p><text:span text:style-name="T25">89 C2 <text:s text:c="5"/>loop: <text:s text:c="2"/>mov dx,ax</text:span></text:p>
              </text:list-item>
              <text:list-item>
                <text:p><text:span text:style-name="T25">01 D8 <text:s text:c="13"/>add ax,bx</text:span></text:p>
              </text:list-item>
              <text:list-item>
                <text:p><text:span text:style-name="T25">89 D3 <text:s text:c="13"/>mov bx,dx</text:span></text:p>
              </text:list-item>
              <text:list-item>
                <text:p><text:span text:style-name="T25">49 <text:s text:c="16"/>dec cx</text:span></text:p>
              </text:list-item>
              <text:list-item>
                <text:p><text:span text:style-name="T25">75 F7 <text:s text:c="13"/>jnz loop</text:span></text:p>
              </text:list-item>
              <text:list-item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 Light4" svg:font-family="'Source Sans Pro Light'" style:font-adornments="Regular" style:font-family-generic="swiss"/>
    <style:font-face style:name="Source Sans Pro Light3" svg:font-family="'Source Sans Pro Light'" style:font-adornments="Semibold" style:font-family-generic="swiss"/>
    <style:font-face style:name="DejaVu Sans Mono5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Semibold" style:font-family-generic="modern" style:font-pitch="fixed"/>
    <style:font-face style:name="DejaVu Sans Mono1" svg:font-family="'DejaVu Sans Mono'" style:font-adornments="細字" style:font-family-generic="modern" style:font-pitch="fixed"/>
    <style:font-face style:name="DejaVu Sans Light6" svg:font-family="'DejaVu Sans Light'" style:font-family-generic="swiss" style:font-pitch="fixed"/>
    <style:font-face style:name="DejaVu Sans Mono6" svg:font-family="'DejaVu Sans Mono'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標準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4" svg:font-family="'DejaVu Sans Mono'" style:font-adornments="Semibold" style:font-family-generic="modern" style:font-pitch="variable"/>
    <style:font-face style:name="DejaVu Sans Mono" svg:font-family="'DejaVu Sans Mono'" style:font-adornments="細字" style:font-family-generic="modern" style:font-pitch="variable"/>
    <style:font-face style:name="Source Sans Pro Light5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DejaVu Sans Light5" svg:font-family="'DejaVu Sans Light'" style:font-family-generic="swiss" style:font-pitch="variable"/>
    <style:font-face style:name="DejaVu Sans Light2" svg:font-family="'DejaVu Sans Light'" style:font-adornments="Bold" style:font-family-generic="swiss" style:font-pitch="variable"/>
    <style:font-face style:name="DejaVu Sans Light4" svg:font-family="'DejaVu Sans Light'" style:font-adornments="ExtraLight" style:font-family-generic="swiss" style:font-pitch="variable"/>
    <style:font-face style:name="DejaVu Sans Light" svg:font-family="'DejaVu Sans Light'" style:font-adornments="Semibold" style:font-family-generic="swiss" style:font-pitch="variable"/>
    <style:font-face style:name="DejaVu Sans Light3" svg:font-family="'DejaVu Sans Light'" style:font-adornments="標準" style:font-family-generic="swiss" style:font-pitch="variable"/>
    <style:font-face style:name="DejaVu Sans Light1" svg:font-family="'DejaVu Sans Light'" style:font-adornments="細字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Semibold" style:font-family-generic="swiss" style:font-pitch="variable"/>
    <style:font-face style:name="Source Sans Pro Light6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Unifont" svg:font-family="Unifont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6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6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 style:shrink-to-fit="tru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6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6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1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номер&gt;</text:page-number></text:span></text:p>
        </draw:text-box>
      </draw:frame>
      <presentation:notes style:page-layout-name="PM0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1-25T00:09:49.031135013</meta:creation-date>
    <meta:editing-duration>P4DT4H51M57S</meta:editing-duration>
    <meta:editing-cycles>35</meta:editing-cycles>
    <meta:generator>LibreOffice/6.3.5.2$Linux_X86_64 LibreOffice_project/30$Build-2</meta:generator>
    <dc:date>2021-02-13T19:30:52.052689452</dc:date>
    <meta:document-statistic meta:object-count="2456"/>
    <meta:template xlink:type="simple" xlink:actuate="onRequest" xlink:title="Alizarin" xlink:href="../../../../../nix/store/wskm2184mlj8481jws22kxx3zdypd4il-libreoffice-5.1.5.2/lib/libreoffice/share/template/common/presnt/Alizarin.otp" meta:date="2017-01-25T00:09:48.848986371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ivan light blue" draw:color="#3bacf7"/>
  <draw:color draw:name="ivan orange" draw:color="#f75f3b"/>
</ooo:color-table>
</file>